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09000035E600000AE5F5591696.svm"/>
  <manifest:file-entry manifest:media-type="" manifest:full-path="Pictures/2000000900003C8300002E51457F8047.svm"/>
  <manifest:file-entry manifest:media-type="" manifest:full-path="Pictures/20000009000069B900000B08F691B978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MI10" svg:font-family="CMMI10"/>
    <style:font-face style:name="CMMI6" svg:font-family="CMMI6"/>
    <style:font-face style:name="CMMI8" svg:font-family="CMMI8"/>
    <style:font-face style:name="CMSY10" svg:font-family="CMSY10"/>
    <style:font-face style:name="CMSY8" svg:font-family="CMSY8"/>
    <style:font-face style:name="Cambria Math1" svg:font-family="'Cambria Math'"/>
    <style:font-face style:name="Cambria Math" svg:font-family="'Cambria Math'" style:font-adornments="Běžné"/>
    <style:font-face style:name="MSBM10" svg:font-family="MSBM10"/>
    <style:font-face style:name="Mangal1" svg:font-family="Mangal"/>
    <style:font-face style:name="OpenSymbol" svg:font-family="OpenSymbol"/>
    <style:font-face style:name="csr10" svg:font-family="csr10"/>
    <style:font-face style:name="csr8" svg:font-family="csr8"/>
    <style:font-face style:name="csti10" svg:font-family="csti10"/>
    <style:font-face style:name="Times New Roman1" svg:font-family="'Times New Roman'" style:font-family-generic="roman"/>
    <style:font-face style:name="Cambria" svg:font-family="Cambria, Cambri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mbria2" svg:font-family="Cambria" style:font-family-generic="roman" style:font-pitch="variable"/>
    <style:font-face style:name="Cambria1" svg:font-family="Cambria" style:font-adornments="Běžné" style:font-family-generic="roman" style:font-pitch="variable"/>
    <style:font-face style:name="Georgia" svg:font-family="Georgia" style:font-adornments="kurzív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</style:style>
    <style:style style:name="P2" style:family="paragraph" style:parent-style-name="Standard">
      <style:paragraph-properties style:text-autospace="none"/>
      <style:text-properties style:font-name="csr10" fo:font-size="10pt" style:font-name-asian="csr10" style:font-size-asian="10pt" style:font-name-complex="csr10" style:font-size-complex="10pt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csr10" fo:font-size="10pt" style:font-name-asian="csr10" style:font-size-asian="10pt" style:font-name-complex="csr10" style:font-size-complex="10pt"/>
    </style:style>
    <style:style style:name="P4" style:family="paragraph" style:parent-style-name="Standard">
      <style:paragraph-properties style:text-autospace="none"/>
    </style:style>
    <style:style style:name="P5" style:family="paragraph" style:parent-style-name="Standard">
      <style:paragraph-properties style:text-autospace="none"/>
      <style:text-properties style:font-name="CMMI10" fo:font-size="10pt" style:font-name-asian="CMMI10" style:font-size-asian="10pt" style:font-name-complex="CMMI10" style:font-size-complex="10pt"/>
    </style:style>
    <style:style style:name="P6" style:family="paragraph" style:parent-style-name="Heading">
      <style:paragraph-properties style:text-autospace="none"/>
    </style:style>
    <style:style style:name="P7" style:family="paragraph" style:parent-style-name="Standard">
      <style:paragraph-properties style:text-autospace="none"/>
      <style:text-properties style:font-name="csr10" fo:font-size="13pt" style:font-name-asian="csr10" style:font-size-asian="13pt" style:font-name-complex="csr10" style:font-size-complex="13pt"/>
    </style:style>
    <style:style style:name="P8" style:family="paragraph" style:parent-style-name="Standard">
      <style:paragraph-properties style:text-autospace="none"/>
      <style:text-properties style:font-name="csr10" fo:font-size="11pt" style:font-name-asian="csr10" style:font-size-asian="11pt" style:font-name-complex="csr10" style:font-size-complex="11pt"/>
    </style:style>
    <style:style style:name="P9" style:family="paragraph" style:parent-style-name="Standard" style:list-style-name="L3">
      <style:paragraph-properties style:text-autospace="none"/>
      <style:text-properties style:font-name="csr10" fo:font-size="10pt" style:font-name-asian="csr10" style:font-size-asian="10pt" style:font-name-complex="csr10" style:font-size-complex="10pt"/>
    </style:style>
    <style:style style:name="P10" style:family="paragraph" style:parent-style-name="Standard" style:list-style-name="L2"/>
    <style:style style:name="P11" style:family="paragraph" style:parent-style-name="Standard" style:list-style-name="L4">
      <style:paragraph-properties style:text-autospace="none"/>
    </style:style>
    <style:style style:name="P12" style:family="paragraph" style:parent-style-name="Standard" style:list-style-name="L4">
      <style:paragraph-properties fo:text-align="start" style:justify-single-word="false" style:text-autospace="none"/>
    </style:style>
    <style:style style:name="P13" style:family="paragraph" style:parent-style-name="Heading_20_1">
      <style:paragraph-properties fo:text-align="center" style:justify-single-word="false"/>
    </style:style>
    <style:style style:name="P14" style:family="paragraph" style:parent-style-name="Řádkování" style:list-style-name="L1"/>
    <style:style style:name="T1" style:family="text">
      <style:text-properties style:text-line-through-style="none" style:text-underline-style="none" style:font-name-asian="Cambria" style:font-weight-asian="normal" style:font-name-complex="Cambria" style:font-size-complex="11pt" style:font-weight-complex="normal"/>
    </style:style>
    <style:style style:name="T2" style:family="text">
      <style:text-properties style:text-line-through-style="none" style:text-underline-style="none" style:font-name-asian="Cambria" style:font-name-complex="Cambria" style:font-size-complex="11pt"/>
    </style:style>
    <style:style style:name="T3" style:family="text">
      <style:text-properties style:text-line-through-style="none" style:text-underline-style="none" fo:font-weight="normal" style:font-name-asian="Cambria" style:font-weight-asian="normal" style:font-name-complex="Cambria" style:font-size-complex="11pt" style:font-weight-complex="normal"/>
    </style:style>
    <style:style style:name="T4" style:family="text">
      <style:text-properties style:text-line-through-style="none" style:text-underline-style="none" fo:font-weight="bold" style:font-name-asian="Cambria" style:font-weight-asian="bold" style:font-name-complex="Cambria" style:font-size-complex="11pt" style:font-weight-complex="bold"/>
    </style:style>
    <style:style style:name="T5" style:family="text">
      <style:text-properties style:text-line-through-style="none" style:text-position="sub 58%" fo:font-size="13pt" style:text-underline-style="none" fo:font-weight="normal" style:font-name-asian="CMMI8" style:font-size-asian="13pt" style:font-weight-asian="normal" style:font-name-complex="CMMI8" style:font-size-complex="13pt" style:font-weight-complex="normal"/>
    </style:style>
    <style:style style:name="T6" style:family="text">
      <style:text-properties style:text-line-through-style="none" fo:font-style="normal" style:text-underline-style="none" fo:font-weight="normal" style:font-name-asian="Cambria Math" style:font-style-asian="normal" style:font-weight-asian="normal" style:font-name-complex="Cambria Math" style:font-size-complex="13pt" style:font-style-complex="normal" style:font-weight-complex="normal"/>
    </style:style>
    <style:style style:name="T7" style:family="text">
      <style:text-properties style:text-line-through-style="none" fo:font-size="11pt" style:text-underline-style="none" fo:font-weight="normal" style:font-name-asian="csr10" style:font-weight-asian="normal" style:font-name-complex="csr10" style:font-size-complex="11pt" style:font-weight-complex="normal"/>
    </style:style>
    <style:style style:name="T8" style:family="text">
      <style:text-properties style:text-line-through-style="none" style:font-name="Cambria2" fo:font-size="13pt" style:text-underline-style="none" fo:font-weight="normal" style:font-name-asian="csr10" style:font-size-asian="13pt" style:font-weight-asian="normal" style:font-name-complex="csr10" style:font-size-complex="13pt" style:font-weight-complex="normal"/>
    </style:style>
    <style:style style:name="T9" style:family="text">
      <style:text-properties style:text-line-through-style="none" style:font-name="Cambria Math" fo:font-size="13pt" fo:font-style="normal" style:text-underline-style="none" fo:font-weight="normal" style:font-name-asian="Cambria Math" style:font-size-asian="13pt" style:font-style-asian="normal" style:font-weight-asian="normal" style:font-name-complex="Cambria Math" style:font-size-complex="13pt" style:font-style-complex="normal" style:font-weight-complex="normal"/>
    </style:style>
    <style:style style:name="T10" style:family="text">
      <style:text-properties style:text-line-through-style="none" fo:font-size="13pt" style:text-underline-style="none" style:font-name-asian="csr10" style:font-size-asian="13pt" style:font-weight-asian="normal" style:font-name-complex="csr10" style:font-size-complex="13pt" style:font-weight-complex="normal"/>
    </style:style>
    <style:style style:name="T11" style:family="text">
      <style:text-properties style:text-line-through-style="none" fo:font-size="13pt" style:text-underline-style="none" style:font-name-asian="CMMI10" style:font-size-asian="13pt" style:font-weight-asian="normal" style:font-name-complex="CMMI10" style:font-size-complex="13pt" style:font-weight-complex="normal"/>
    </style:style>
    <style:style style:name="T12" style:family="text">
      <style:text-properties style:text-line-through-style="none" fo:font-size="13pt" style:text-underline-style="none" style:font-name-asian="CMSY10" style:font-size-asian="13pt" style:font-weight-asian="normal" style:font-name-complex="CMSY10" style:font-size-complex="13pt" style:font-weight-complex="normal"/>
    </style:style>
    <style:style style:name="T13" style:family="text">
      <style:text-properties style:text-line-through-style="none" fo:font-size="13pt" style:text-underline-style="none" fo:font-weight="bold" style:font-name-asian="csti10" style:font-size-asian="13pt" style:font-weight-asian="bold" style:font-name-complex="csti10" style:font-size-complex="13pt" style:font-weight-complex="bold"/>
    </style:style>
    <style:style style:name="T14" style:family="text">
      <style:text-properties style:text-line-through-style="none" fo:font-size="13pt" style:text-underline-style="none" fo:font-weight="bold" style:font-name-asian="csr10" style:font-size-asian="13pt" style:font-weight-asian="bold" style:font-name-complex="csr10" style:font-size-complex="13pt" style:font-weight-complex="bold"/>
    </style:style>
    <style:style style:name="T15" style:family="text">
      <style:text-properties style:text-line-through-style="none" fo:font-size="13pt" style:text-underline-style="none" style:font-name-asian="Cambria" style:font-size-asian="13pt" style:font-weight-asian="normal" style:font-name-complex="Cambria" style:font-size-complex="13pt" style:font-weight-complex="normal"/>
    </style:style>
    <style:style style:name="T16" style:family="text">
      <style:text-properties style:text-line-through-style="none" fo:font-size="13pt" style:text-underline-style="none" style:font-name-asian="csti10" style:font-size-asian="13pt" style:font-weight-asian="normal" style:font-name-complex="csti10" style:font-size-complex="13pt" style:font-weight-complex="normal"/>
    </style:style>
    <style:style style:name="T17" style:family="text">
      <style:text-properties style:text-line-through-style="none" fo:font-size="13pt" style:text-underline-style="none" fo:font-weight="normal" style:font-name-asian="csti10" style:font-size-asian="13pt" style:font-weight-asian="normal" style:font-name-complex="csti10" style:font-size-complex="13pt" style:font-weight-complex="normal"/>
    </style:style>
    <style:style style:name="T18" style:family="text">
      <style:text-properties style:text-line-through-style="none" fo:font-size="13pt" style:text-underline-style="none" fo:font-weight="normal" style:font-name-asian="csr10" style:font-size-asian="13pt" style:font-weight-asian="normal" style:font-name-complex="csr10" style:font-size-complex="13pt" style:font-weight-complex="normal"/>
    </style:style>
    <style:style style:name="T19" style:family="text">
      <style:text-properties style:text-line-through-style="none" fo:font-size="13pt" style:text-underline-style="none" fo:font-weight="normal" style:font-name-asian="CMMI10" style:font-size-asian="13pt" style:font-weight-asian="normal" style:font-name-complex="CMMI10" style:font-size-complex="13pt" style:font-weight-complex="normal"/>
    </style:style>
    <style:style style:name="T20" style:family="text">
      <style:text-properties style:text-line-through-style="none" fo:font-size="13pt" style:text-underline-style="none" fo:font-weight="normal" style:font-name-asian="CMSY10" style:font-size-asian="13pt" style:font-weight-asian="normal" style:font-name-complex="CMSY10" style:font-size-complex="13pt" style:font-weight-complex="normal"/>
    </style:style>
    <style:style style:name="T21" style:family="text">
      <style:text-properties style:text-line-through-style="none" fo:font-size="13pt" style:text-underline-style="none" fo:font-weight="normal" style:font-name-asian="Cambria Math1" style:font-size-asian="13pt" style:font-weight-asian="normal" style:font-name-complex="Cambria Math1" style:font-size-complex="13pt" style:font-weight-complex="normal"/>
    </style:style>
    <style:style style:name="T22" style:family="text">
      <style:text-properties style:text-line-through-style="none" fo:font-size="13pt" style:text-underline-style="none" fo:font-weight="normal" style:font-name-asian="CMMI8" style:font-size-asian="13pt" style:font-weight-asian="normal" style:font-name-complex="CMMI8" style:font-size-complex="13pt" style:font-weight-complex="normal"/>
    </style:style>
    <style:style style:name="T23" style:family="text">
      <style:text-properties style:text-line-through-style="none" fo:font-size="13pt" fo:font-style="normal" style:text-underline-style="none" fo:font-weight="bold" style:font-name-asian="csti10" style:font-size-asian="13pt" style:font-style-asian="normal" style:font-weight-asian="bold" style:font-name-complex="csti10" style:font-size-complex="13pt" style:font-style-complex="normal" style:font-weight-complex="bold"/>
    </style:style>
    <style:style style:name="T24" style:family="text">
      <style:text-properties style:text-line-through-style="none" fo:font-size="13pt" fo:font-style="normal" style:text-underline-style="none" fo:font-weight="bold" style:font-name-asian="csr10" style:font-size-asian="13pt" style:font-style-asian="normal" style:font-weight-asian="bold" style:font-name-complex="csr10" style:font-size-complex="13pt" style:font-style-complex="normal" style:font-weight-complex="bold"/>
    </style:style>
    <style:style style:name="T25" style:family="text">
      <style:text-properties style:text-line-through-style="none" fo:font-size="13pt" fo:font-style="normal" style:text-underline-style="none" fo:font-weight="normal" style:font-name-asian="csr10" style:font-size-asian="13pt" style:font-style-asian="normal" style:font-weight-asian="normal" style:font-name-complex="csr10" style:font-size-complex="13pt" style:font-style-complex="normal" style:font-weight-complex="normal"/>
    </style:style>
    <style:style style:name="T26" style:family="text">
      <style:text-properties style:text-line-through-style="none" fo:font-size="13pt" fo:font-style="normal" style:text-underline-style="none" fo:font-weight="normal" style:font-name-asian="CMMI8" style:font-size-asian="13pt" style:font-style-asian="normal" style:font-weight-asian="normal" style:font-name-complex="CMMI8" style:font-size-complex="13pt" style:font-style-complex="normal" style:font-weight-complex="normal"/>
    </style:style>
    <style:style style:name="T27" style:family="text">
      <style:text-properties style:text-line-through-style="none" fo:font-size="13pt" fo:font-style="normal" style:text-underline-style="none" fo:font-weight="normal" style:font-name-asian="CMMI10" style:font-size-asian="13pt" style:font-style-asian="normal" style:font-weight-asian="normal" style:font-name-complex="CMMI10" style:font-size-complex="13pt" style:font-style-complex="normal" style:font-weight-complex="normal"/>
    </style:style>
    <style:style style:name="T28" style:family="text">
      <style:text-properties style:text-line-through-style="none" fo:font-size="13pt" fo:font-style="normal" style:text-underline-style="none" fo:font-weight="normal" style:font-name-asian="CMSY10" style:font-size-asian="13pt" style:font-style-asian="normal" style:font-weight-asian="normal" style:font-name-complex="CMSY10" style:font-size-complex="13pt" style:font-style-complex="normal" style:font-weight-complex="normal"/>
    </style:style>
    <style:style style:name="T29" style:family="text">
      <style:text-properties style:text-line-through-style="none" fo:font-size="13pt" fo:font-style="normal" style:text-underline-style="none" fo:font-weight="normal" style:font-name-asian="csr8" style:font-size-asian="13pt" style:font-style-asian="normal" style:font-weight-asian="normal" style:font-name-complex="csr8" style:font-size-complex="13pt" style:font-style-complex="normal" style:font-weight-complex="normal"/>
    </style:style>
    <style:style style:name="T30" style:family="text">
      <style:text-properties style:text-line-through-style="none" fo:font-size="13pt" fo:font-style="normal" style:text-underline-style="none" fo:font-weight="normal" style:font-name-asian="Cambria Math" style:font-size-asian="13pt" style:font-style-asian="normal" style:font-weight-asian="normal" style:font-name-complex="Cambria Math" style:font-size-complex="13pt" style:font-style-complex="normal" style:font-weight-complex="normal"/>
    </style:style>
    <style:style style:name="T31" style:family="text">
      <style:text-properties fo:font-variant="normal" fo:text-transform="none" style:text-line-through-style="none" fo:letter-spacing="normal" style:text-underline-style="none" fo:font-weight="bold" style:text-blinking="false" style:font-name-asian="Cambria" style:font-weight-asian="normal" style:font-name-complex="Cambria" style:font-size-complex="11pt" style:font-weight-complex="normal"/>
    </style:style>
    <style:style style:name="T32" style:family="text">
      <style:text-properties fo:font-variant="normal" fo:text-transform="none" style:text-line-through-style="none" fo:letter-spacing="normal" style:text-underline-style="none" fo:font-weight="bold" style:text-blinking="false" style:font-name-asian="Cambria" style:font-weight-asian="bold" style:font-name-complex="Cambria" style:font-size-complex="11pt" style:font-weight-complex="bold"/>
    </style:style>
    <style:style style:name="T33" style:family="text">
      <style:text-properties fo:font-variant="normal" fo:text-transform="none" style:text-line-through-style="none" fo:letter-spacing="normal" style:text-underline-style="none" style:text-blinking="false" style:font-name-asian="Cambria" style:font-name-complex="Cambria" style:font-size-complex="11pt"/>
    </style:style>
    <style:style style:name="T34" style:family="text">
      <style:text-properties fo:font-variant="normal" fo:text-transform="none" style:text-line-through-style="none" fo:letter-spacing="normal" style:text-underline-style="none" fo:font-weight="normal" style:text-blinking="false" style:font-name-asian="Cambria" style:font-weight-asian="normal" style:font-name-complex="Cambria" style:font-size-complex="11pt" style:font-weight-complex="normal"/>
    </style:style>
    <style:style style:name="T35" style:family="text">
      <style:text-properties fo:font-weight="normal" style:font-weight-asian="normal" style:font-size-complex="11pt" style:font-weight-complex="normal"/>
    </style:style>
    <style:style style:name="T36" style:family="text">
      <style:text-properties fo:font-weight="normal" style:font-name-asian="csr10" style:font-weight-asian="normal" style:font-name-complex="csr10" style:font-size-complex="11pt" style:font-weight-complex="normal"/>
    </style:style>
    <style:style style:name="T37" style:family="text">
      <style:text-properties fo:font-weight="normal" style:font-name-asian="CMMI10" style:font-weight-asian="normal" style:font-name-complex="CMMI10" style:font-size-complex="11pt" style:font-weight-complex="normal"/>
    </style:style>
    <style:style style:name="T38" style:family="text">
      <style:text-properties fo:font-weight="normal" style:font-name-asian="csr8" style:font-weight-asian="normal" style:font-name-complex="csr8" style:font-size-complex="8pt" style:font-weight-complex="normal"/>
    </style:style>
    <style:style style:name="T39" style:family="text">
      <style:text-properties fo:font-weight="normal" style:font-name-asian="CMSY10" style:font-weight-asian="normal" style:font-name-complex="CMSY10" style:font-size-complex="11pt" style:font-weight-complex="normal"/>
    </style:style>
    <style:style style:name="T40" style:family="text">
      <style:text-properties fo:font-weight="normal" style:font-name-asian="Cambria Math1" style:font-weight-asian="normal" style:font-name-complex="Cambria Math1" style:font-size-complex="11pt" style:font-weight-complex="normal"/>
    </style:style>
    <style:style style:name="T41" style:family="text">
      <style:text-properties style:text-position="sub 58%" fo:font-size="12pt" style:font-name-asian="CMMI8" style:font-size-asian="12pt" style:font-name-complex="CMMI8" style:font-size-complex="12pt"/>
    </style:style>
    <style:style style:name="T42" style:family="text">
      <style:text-properties style:text-position="sub 58%" style:font-name-asian="csr8" style:font-name-complex="csr8" style:font-size-complex="8pt"/>
    </style:style>
    <style:style style:name="T43" style:family="text">
      <style:text-properties style:text-position="sub 58%" style:font-name-asian="CMMI8" style:font-name-complex="CMMI8" style:font-size-complex="8pt"/>
    </style:style>
    <style:style style:name="T44" style:family="text">
      <style:text-properties style:text-position="sub 58%" fo:font-size="13pt" style:font-name-asian="CMMI8" style:font-size-asian="13pt" style:font-name-complex="CMMI8" style:font-size-complex="13pt"/>
    </style:style>
    <style:style style:name="T45" style:family="text">
      <style:text-properties style:text-position="sub 58%" fo:font-weight="normal" style:font-name-asian="CMMI8" style:font-weight-asian="normal" style:font-name-complex="CMMI8" style:font-size-complex="8pt" style:font-weight-complex="normal"/>
    </style:style>
    <style:style style:name="T46" style:family="text">
      <style:text-properties style:text-position="sub 58%" style:font-name-asian="CMSY8" style:font-name-complex="CMSY8" style:font-size-complex="8pt"/>
    </style:style>
    <style:style style:name="T47" style:family="text">
      <style:text-properties fo:font-size="12pt" style:font-size-asian="12pt" style:font-size-complex="12pt"/>
    </style:style>
    <style:style style:name="T48" style:family="text">
      <style:text-properties fo:font-size="12pt" fo:font-weight="bold" style:font-name-asian="csti10" style:font-size-asian="12pt" style:font-weight-asian="bold" style:font-name-complex="csti10" style:font-size-complex="12pt" style:font-weight-complex="bold"/>
    </style:style>
    <style:style style:name="T49" style:family="text">
      <style:text-properties fo:font-size="12pt" fo:font-weight="normal" style:font-name-asian="csr10" style:font-size-asian="12pt" style:font-weight-asian="normal" style:font-name-complex="csr10" style:font-size-complex="12pt" style:font-weight-complex="normal"/>
    </style:style>
    <style:style style:name="T50" style:family="text">
      <style:text-properties fo:font-size="12pt" fo:font-weight="normal" style:font-name-asian="CMMI10" style:font-size-asian="12pt" style:font-weight-asian="normal" style:font-name-complex="CMMI10" style:font-size-complex="12pt" style:font-weight-complex="normal"/>
    </style:style>
    <style:style style:name="T51" style:family="text">
      <style:text-properties fo:font-size="12pt" style:font-name-asian="CMMI10" style:font-size-asian="12pt" style:font-name-complex="CMMI10" style:font-size-complex="12pt"/>
    </style:style>
    <style:style style:name="T52" style:family="text">
      <style:text-properties fo:font-size="12pt" style:font-name-asian="CMSY10" style:font-size-asian="12pt" style:font-name-complex="CMSY10" style:font-size-complex="12pt"/>
    </style:style>
    <style:style style:name="T53" style:family="text">
      <style:text-properties fo:font-size="12pt" style:font-name-asian="csti10" style:font-size-asian="12pt" style:font-name-complex="csti10" style:font-size-complex="12pt"/>
    </style:style>
    <style:style style:name="T54" style:family="text">
      <style:text-properties fo:font-size="12pt" style:font-name-asian="csr10" style:font-size-asian="12pt" style:font-name-complex="csr10" style:font-size-complex="12pt"/>
    </style:style>
    <style:style style:name="T55" style:family="text">
      <style:text-properties style:text-position="super 58%" style:font-name-asian="csr8" style:font-name-complex="csr8" style:font-size-complex="8pt"/>
    </style:style>
    <style:style style:name="T56" style:family="text">
      <style:text-properties style:text-position="super 58%" style:font-name-asian="CMMI8" style:font-name-complex="CMMI8" style:font-size-complex="8pt"/>
    </style:style>
    <style:style style:name="T57" style:family="text">
      <style:text-properties style:text-position="super 58%" style:font-name-asian="CMMI10" style:font-name-complex="CMMI10" style:font-size-complex="11pt"/>
    </style:style>
    <style:style style:name="T58" style:family="text">
      <style:text-properties style:text-position="super 58%" fo:font-weight="normal" style:font-name-asian="csr8" style:font-weight-asian="normal" style:font-name-complex="csr8" style:font-size-complex="8pt" style:font-weight-complex="normal"/>
    </style:style>
    <style:style style:name="T59" style:family="text">
      <style:text-properties style:text-position="super 58%" style:font-name-asian="CMSY8" style:font-name-complex="CMSY8" style:font-size-complex="8pt"/>
    </style:style>
    <style:style style:name="T60" style:family="text">
      <style:text-properties style:text-position="super 58%" style:font-name-asian="CMMI6" style:font-name-complex="CMMI6" style:font-size-complex="6pt"/>
    </style:style>
    <style:style style:name="T61" style:family="text">
      <style:text-properties style:font-name="CMMI10" fo:font-size="11pt" style:font-name-asian="CMMI10" style:font-size-asian="11pt" style:font-name-complex="CMMI10" style:font-size-complex="11pt"/>
    </style:style>
    <style:style style:name="T62" style:family="text">
      <style:text-properties fo:font-weight="bold" style:font-name-asian="csti10" style:font-weight-asian="bold" style:font-name-complex="csti10" style:font-size-complex="11pt" style:font-weight-complex="bold"/>
    </style:style>
    <style:style style:name="T63" style:family="text">
      <style:text-properties fo:font-weight="bold" style:font-name-asian="csr10" style:font-weight-asian="bold" style:font-name-complex="csr10" style:font-size-complex="11pt" style:font-weight-complex="bold"/>
    </style:style>
    <style:style style:name="T64" style:family="text">
      <style:text-properties style:font-name-asian="CMMI10" style:font-name-complex="CMMI10" style:font-size-complex="11pt"/>
    </style:style>
    <style:style style:name="T65" style:family="text">
      <style:text-properties style:font-name="MSBM10" fo:font-size="11pt" style:font-name-asian="MSBM10" style:font-size-asian="11pt" style:font-name-complex="MSBM10" style:font-size-complex="11pt"/>
    </style:style>
    <style:style style:name="T66" style:family="text">
      <style:text-properties style:font-name="csr10" fo:font-size="11pt" style:font-name-asian="csr10" style:font-size-asian="11pt" style:font-name-complex="csr10" style:font-size-complex="11pt"/>
    </style:style>
    <style:style style:name="T67" style:family="text">
      <style:text-properties style:font-name="CMSY10" fo:font-size="11pt" style:font-name-asian="CMSY10" style:font-size-asian="11pt" style:font-name-complex="CMSY10" style:font-size-complex="11pt"/>
    </style:style>
    <style:style style:name="T68" style:family="text">
      <style:text-properties style:font-name-asian="csr10" style:font-name-complex="csr10" style:font-size-complex="11pt"/>
    </style:style>
    <style:style style:name="T69" style:family="text">
      <style:text-properties style:font-name-asian="MSBM10" style:font-name-complex="MSBM10" style:font-size-complex="11pt"/>
    </style:style>
    <style:style style:name="T70" style:family="text">
      <style:text-properties style:font-name-asian="CMSY10" style:font-name-complex="CMSY10" style:font-size-complex="11pt"/>
    </style:style>
    <style:style style:name="T71" style:family="text">
      <style:text-properties style:font-name="CMMI8" fo:font-size="8pt" style:font-name-asian="CMMI8" style:font-size-asian="8pt" style:font-name-complex="CMMI8" style:font-size-complex="8pt"/>
    </style:style>
    <style:style style:name="T72" style:family="text">
      <style:text-properties style:font-name="Cambria Math" fo:font-size="13pt" fo:font-style="normal" style:font-name-asian="Cambria Math" style:font-size-asian="13pt" style:font-style-asian="normal" style:font-name-complex="Cambria Math" style:font-size-complex="13pt" style:font-style-complex="normal"/>
    </style:style>
    <style:style style:name="T73" style:family="text">
      <style:text-properties style:font-name-asian="csti10" style:font-name-complex="csti10" style:font-size-complex="11pt"/>
    </style:style>
    <style:style style:name="T74" style:family="text">
      <style:text-properties style:font-name-asian="CMMI8" style:font-name-complex="CMMI8" style:font-size-complex="8pt"/>
    </style:style>
    <style:style style:name="T75" style:family="text">
      <style:text-properties fo:font-size="13pt" style:font-name-asian="csr10" style:font-size-asian="13pt" style:font-name-complex="csr10" style:font-size-complex="13pt"/>
    </style:style>
    <style:style style:name="T76" style:family="text">
      <style:text-properties fo:font-size="13pt" style:font-name-asian="CMMI10" style:font-size-asian="13pt" style:font-name-complex="CMMI10" style:font-size-complex="13pt"/>
    </style:style>
    <style:style style:name="T77" style:family="text">
      <style:text-properties fo:font-size="13pt" fo:font-style="normal" style:font-name-asian="csr10" style:font-size-asian="13pt" style:font-style-asian="normal" style:font-name-complex="csr10" style:font-size-complex="13pt" style:font-style-complex="normal"/>
    </style:style>
    <style:style style:name="T78" style:family="text">
      <style:text-properties fo:font-size="13pt" fo:font-style="normal" style:font-name-asian="MSBM10" style:font-size-asian="13pt" style:font-style-asian="normal" style:font-name-complex="MSBM10" style:font-size-complex="13pt" style:font-style-complex="normal"/>
    </style:style>
    <style:style style:name="T79" style:family="text">
      <style:text-properties fo:font-size="13pt" style:font-name-asian="csti10" style:font-size-asian="13pt" style:font-name-complex="csti10" style:font-size-complex="13pt"/>
    </style:style>
    <style:style style:name="T80" style:family="text">
      <style:text-properties style:font-name-asian="Cambria Math1" style:font-name-complex="Cambria Math1" style:font-size-complex="11pt"/>
    </style:style>
    <style:style style:name="T81" style:family="text">
      <style:text-properties style:font-name-asian="csr8" style:font-name-complex="csr8" style:font-size-complex="8pt"/>
    </style:style>
    <style:style style:name="T82" style:family="text">
      <style:text-properties style:font-size-complex="11pt"/>
    </style:style>
    <style:style style:name="T83" style:family="text">
      <style:text-properties style:font-name-asian="Times New Roman1" style:font-name-complex="Times New Roman1" style:font-size-complex="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<text:span text:style-name="Nadpis"><text:span text:style-name="T34">6. Teorie polí (minimální pole, rozšíření pole, konečná pole a jejich konstrukce).</text:span></text:span><text:span text:style-name="Nadpis"><text:span text:style-name="T3"> </text:span></text:span></text:h>
      <text:p text:style-name="Heading"><text:span text:style-name="Podnadpis"><text:span text:style-name="T1">Minimální pole</text:span></text:span></text:p>
      <text:p text:style-name="P1"><text:span text:style-name="Základní_20_text"><text:span text:style-name="T10">Pole (</text:span></text:span><text:span text:style-name="Základní_20_text"><text:span text:style-name="T11">K,</text:span></text:span><text:span text:style-name="Základní_20_text"><text:span text:style-name="T10">+</text:span></text:span><text:span text:style-name="Základní_20_text"><text:span text:style-name="T11">, </text:span></text:span><text:span text:style-name="Základní_20_text"><text:span text:style-name="T10">0</text:span></text:span><text:span text:style-name="Základní_20_text"><text:span text:style-name="T11">,</text:span></text:span><text:span text:style-name="Základní_20_text"><text:span text:style-name="T12">−</text:span></text:span><text:span text:style-name="Základní_20_text"><text:span text:style-name="T11">, </text:span></text:span><text:span text:style-name="Základní_20_text"><text:span text:style-name="T12">·</text:span></text:span><text:span text:style-name="Základní_20_text"><text:span text:style-name="T11">, </text:span></text:span><text:span text:style-name="Základní_20_text"><text:span text:style-name="T10">1) se nazývá </text:span></text:span><text:span text:style-name="Základní_20_text"><text:span text:style-name="T13">minimální</text:span></text:span><text:span text:style-name="Základní_20_text"><text:span text:style-name="T10">, pokud nemá žádná jiná podpole </text:span></text:span><text:span text:style-name="Základní_20_text"><text:span text:style-name="T75">než sebe sama.</text:span></text:span></text:p>
      <text:p text:style-name="P4"><text:span text:style-name="Základní_20_text"><text:span text:style-name="T15"/></text:span></text:p>
      <text:p text:style-name="P4"><text:span text:style-name="Základní_20_text"><text:span text:style-name="T16">Každé pole má vždy jediné podpole, které je minimální.</text:span></text:span></text:p>
      <text:p text:style-name="P4"><text:span text:style-name="Základní_20_text"><text:span text:style-name="T10"/></text:span></text:p>
      <text:p text:style-name="P4"><text:span text:style-name="Základní_20_text"><text:span text:style-name="T10">Buď (</text:span></text:span><text:span text:style-name="Základní_20_text"><text:span text:style-name="T11">R,</text:span></text:span><text:span text:style-name="Základní_20_text"><text:span text:style-name="T10">+</text:span></text:span><text:span text:style-name="Základní_20_text"><text:span text:style-name="T11">, </text:span></text:span><text:span text:style-name="Základní_20_text"><text:span text:style-name="T10">0</text:span></text:span><text:span text:style-name="Základní_20_text"><text:span text:style-name="T11">,</text:span></text:span><text:span text:style-name="Základní_20_text"><text:span text:style-name="T12">−</text:span></text:span><text:span text:style-name="Základní_20_text"><text:span text:style-name="T11">, </text:span></text:span><text:span text:style-name="Základní_20_text"><text:span text:style-name="T12">·</text:span></text:span><text:span text:style-name="Základní_20_text"><text:span text:style-name="T11">, </text:span></text:span><text:span text:style-name="Základní_20_text"><text:span text:style-name="T10">1) okruh s jednotkovým prvkem. Potom se definuje vztahem</text:span></text:span></text:p>
      <text:p text:style-name="P4"><draw:frame draw:style-name="fr1" draw:name="obrázky1" text:anchor-type="paragraph" svg:width="12.938cm" svg:height="1.349cm" draw:z-index="0"><draw:image xlink:href="Pictures/20000009000069B900000B08F691B978.svm" xlink:type="simple" xlink:show="embed" xlink:actuate="onLoad"/></draw:frame><text:span text:style-name="Základní_20_text"><text:span text:style-name="T10"/></text:span></text:p>
      <text:p text:style-name="P4"><text:span text:style-name="Základní_20_text"><text:span text:style-name="T15"/></text:span></text:p>
      <text:p text:style-name="P4"><text:span text:style-name="Základní_20_text"><text:span text:style-name="T23">charakteristika </text:span></text:span><text:span text:style-name="Základní_20_text"><text:span text:style-name="T24">okruhu</text:span></text:span><text:span text:style-name="Základní_20_text"><text:span text:style-name="T10"> </text:span></text:span><text:span text:style-name="Základní_20_text"><text:span text:style-name="T11">R </text:span></text:span><text:span text:style-name="Základní_20_text"><text:span text:style-name="T10">(formálně: char</text:span></text:span><text:span text:style-name="Základní_20_text"><text:span text:style-name="T11">R</text:span></text:span><text:span text:style-name="Základní_20_text"><text:span text:style-name="T10">).</text:span></text:span></text:p>
      <text:p text:style-name="P4"><text:span text:style-name="Základní_20_text"><text:span text:style-name="T75">Buď o(1) řad prvku 1 v abelovské grupě (</text:span></text:span><text:span text:style-name="Základní_20_text"><text:span text:style-name="T76">R,</text:span></text:span><text:span text:style-name="Základní_20_text"><text:span text:style-name="T75">+). Potom platí</text:span></text:span></text:p>
      <text:p text:style-name="P7"><draw:frame draw:style-name="fr1" draw:name="obrázky2" text:anchor-type="paragraph" svg:width="7.676cm" svg:height="1.552cm" draw:z-index="1"><draw:image xlink:href="Pictures/20000009000035E600000AE5F5591696.svm" xlink:type="simple" xlink:show="embed" xlink:actuate="onLoad"/></draw:frame></text:p>
      <text:p text:style-name="P4"><text:span text:style-name="Podnadpis"><text:span text:style-name="T15"/></text:span></text:p>
      <text:p text:style-name="P1"><text:span text:style-name="Podnadpis"><text:span text:style-name="T8"/></text:span></text:p>
      <text:p text:style-name="P1"><text:span text:style-name="Základní_20_text"><text:span text:style-name="T14">Příklad:</text:span></text:span></text:p>
      <text:list xml:id="list30373782" text:style-name="L1">
        <text:list-item>
          <text:p text:style-name="P14"><text:span text:style-name="Základní_20_text"><text:span text:style-name="T25">Pro okruh zbytkových tříd (</text:span></text:span><text:span text:style-name="Základní_20_text"><text:span text:style-name="T9">ℤ</text:span></text:span><text:span text:style-name="Základní_20_text"><text:span text:style-name="T26">n</text:span></text:span><text:span text:style-name="Základní_20_text"><text:span text:style-name="T27">,</text:span></text:span><text:span text:style-name="Základní_20_text"><text:span text:style-name="T25">+</text:span></text:span><text:span text:style-name="Základní_20_text"><text:span text:style-name="T27">, </text:span></text:span><text:span text:style-name="Základní_20_text"><text:span text:style-name="T25">0</text:span></text:span><text:span text:style-name="Základní_20_text"><text:span text:style-name="T27">,</text:span></text:span><text:span text:style-name="Základní_20_text"><text:span text:style-name="T28">−</text:span></text:span><text:span text:style-name="Základní_20_text"><text:span text:style-name="T27">, </text:span></text:span><text:span text:style-name="Základní_20_text"><text:span text:style-name="T28">·</text:span></text:span><text:span text:style-name="Základní_20_text"><text:span text:style-name="T27">, </text:span></text:span><text:span text:style-name="Základní_20_text"><text:span text:style-name="T25">1) platí char</text:span></text:span><text:span text:style-name="Základní_20_text"><text:span text:style-name="T9">ℤ</text:span></text:span><text:span text:style-name="Základní_20_text"><text:span text:style-name="T26">n </text:span></text:span><text:span text:style-name="Základní_20_text"><text:span text:style-name="T25">= </text:span></text:span><text:span text:style-name="Základní_20_text"><text:span text:style-name="T27">n </text:span></text:span><text:span text:style-name="Základní_20_text"><text:span text:style-name="T25">(</text:span></text:span><text:span text:style-name="Základní_20_text"><text:span text:style-name="T27">n </text:span></text:span><text:span text:style-name="Základní_20_text"><text:span text:style-name="T28">∈ </text:span></text:span><text:span text:style-name="Základní_20_text"><text:span text:style-name="T9">ℕ</text:span></text:span><text:span text:style-name="Základní_20_text"><text:span text:style-name="T29">0</text:span></text:span><text:span text:style-name="Základní_20_text"><text:span text:style-name="T25">).</text:span></text:span></text:p>
        </text:list-item>
        <text:list-item>
          <text:p text:style-name="P14"><text:span text:style-name="Základní_20_text"><text:span text:style-name="T77">char </text:span></text:span><text:span text:style-name="Základní_20_text"><text:span text:style-name="T9">ℤ</text:span></text:span><text:span text:style-name="Základní_20_text"><text:span text:style-name="T78"> </text:span></text:span><text:span text:style-name="Základní_20_text"><text:span text:style-name="T77">= char </text:span></text:span><text:span text:style-name="Základní_20_text"><text:span text:style-name="T72">ℚ</text:span></text:span><text:span text:style-name="Základní_20_text"><text:span text:style-name="T78"> </text:span></text:span><text:span text:style-name="Základní_20_text"><text:span text:style-name="T77">= char </text:span></text:span><text:span text:style-name="Základní_20_text"><text:span text:style-name="T72">ℝ</text:span></text:span><text:span text:style-name="Základní_20_text"><text:span text:style-name="T78"> </text:span></text:span><text:span text:style-name="Základní_20_text"><text:span text:style-name="T77">= char </text:span></text:span><text:span text:style-name="Základní_20_text"><text:span text:style-name="T72">ℂ</text:span></text:span><text:span text:style-name="Základní_20_text"><text:span text:style-name="T78"> </text:span></text:span><text:span text:style-name="Základní_20_text"><text:span text:style-name="T77">= 0.</text:span></text:span></text:p>
        </text:list-item>
      </text:list>
      <text:p text:style-name="P1"><text:span text:style-name="Podnadpis"><text:span text:style-name="T8"/></text:span></text:p>
      <text:p text:style-name="Řádkování"><text:span text:style-name="Základní_20_text"><text:span text:style-name="T17">Buď </text:span></text:span><text:span text:style-name="Základní_20_text"><text:span text:style-name="T18">(</text:span></text:span><text:span text:style-name="Základní_20_text"><text:span text:style-name="T19">K,</text:span></text:span><text:span text:style-name="Základní_20_text"><text:span text:style-name="T18">+</text:span></text:span><text:span text:style-name="Základní_20_text"><text:span text:style-name="T19">, </text:span></text:span><text:span text:style-name="Základní_20_text"><text:span text:style-name="T18">0</text:span></text:span><text:span text:style-name="Základní_20_text"><text:span text:style-name="T19">,</text:span></text:span><text:span text:style-name="Základní_20_text"><text:span text:style-name="T20">−</text:span></text:span><text:span text:style-name="Základní_20_text"><text:span text:style-name="T19">, </text:span></text:span><text:span text:style-name="Základní_20_text"><text:span text:style-name="T20">·</text:span></text:span><text:span text:style-name="Základní_20_text"><text:span text:style-name="T19">, </text:span></text:span><text:span text:style-name="Základní_20_text"><text:span text:style-name="T18">1) </text:span></text:span><text:span text:style-name="Základní_20_text"><text:span text:style-name="T17">pole takové, že </text:span></text:span><text:span text:style-name="Základní_20_text"><text:span text:style-name="T18">char </text:span></text:span><text:span text:style-name="Základní_20_text"><text:span text:style-name="T19">K </text:span></text:span><text:span text:style-name="Základní_20_text"><text:span text:style-name="T20">∈ </text:span></text:span><text:span text:style-name="Základní_20_text"><text:span text:style-name="T21">ℙ (char K je prvočíslo)</text:span></text:span><text:span text:style-name="Základní_20_text"><text:span text:style-name="T17">. Potom </text:span></text:span><text:span text:style-name="Základní_20_text"><text:span text:style-name="T20">{</text:span></text:span><text:span text:style-name="Základní_20_text"><text:span text:style-name="T19">n </text:span></text:span><text:span text:style-name="Základní_20_text"><text:span text:style-name="T20">· </text:span></text:span><text:span text:style-name="Základní_20_text"><text:span text:style-name="T18">1 </text:span></text:span><text:span text:style-name="Základní_20_text"><text:span text:style-name="T20">| </text:span></text:span><text:span text:style-name="Základní_20_text"><text:span text:style-name="T19">n </text:span></text:span><text:span text:style-name="Základní_20_text"><text:span text:style-name="T20">∈ </text:span></text:span><text:span text:style-name="Základní_20_text"><text:span text:style-name="T30">ℤ</text:span></text:span><text:span text:style-name="Základní_20_text"><text:span text:style-name="T20">} </text:span></text:span><text:span text:style-name="Základní_20_text"><text:span text:style-name="T17">je mini</text:span></text:span><text:span text:style-name="Základní_20_text"><text:span text:style-name="T79">mální podpole pole </text:span></text:span><text:span text:style-name="Základní_20_text"><text:span text:style-name="T76">K</text:span></text:span><text:span text:style-name="Základní_20_text"><text:span text:style-name="T79">. V tomto případě tedy platí: minimální podpole pole </text:span></text:span><text:span text:style-name="Základní_20_text"><text:span text:style-name="T76">K </text:span></text:span><text:span text:style-name="Základní_20_text"><text:span text:style-name="T79">je izomorfní se </text:span></text:span><text:span text:style-name="Základní_20_text"><text:span text:style-name="T30">ℤ</text:span></text:span><text:span text:style-name="Základní_20_text"><text:span text:style-name="T44">m</text:span></text:span><text:span text:style-name="Základní_20_text"><text:span text:style-name="T79">, kde </text:span></text:span><text:span text:style-name="Základní_20_text"><text:span text:style-name="T76">m </text:span></text:span><text:span text:style-name="Základní_20_text"><text:span text:style-name="T75">= char </text:span></text:span><text:span text:style-name="Základní_20_text"><text:span text:style-name="T76">K</text:span></text:span><text:span text:style-name="Základní_20_text"><text:span text:style-name="T79">.</text:span></text:span></text:p>
      <text:p text:style-name="Řádkování"><text:span text:style-name="Základní_20_text"><text:span text:style-name="T17">Každé minimální pole je izomorfní se </text:span></text:span><text:span text:style-name="Základní_20_text"><text:span text:style-name="T9">ℤ</text:span></text:span><text:span text:style-name="Základní_20_text"><text:span text:style-name="T5">p</text:span></text:span><text:span text:style-name="Základní_20_text"><text:span text:style-name="T22"> </text:span></text:span><text:span text:style-name="Základní_20_text"><text:span text:style-name="T17">(</text:span></text:span><text:span text:style-name="Základní_20_text"><text:span text:style-name="T19">p </text:span></text:span><text:span text:style-name="Základní_20_text"><text:span text:style-name="T20">∈ </text:span></text:span><text:span text:style-name="Základní_20_text"><text:span text:style-name="T21">ℙ</text:span></text:span><text:span text:style-name="Základní_20_text"><text:span text:style-name="T17">) nebo </text:span></text:span><text:span text:style-name="Základní_20_text"><text:span text:style-name="T9">ℚ</text:span></text:span><text:span text:style-name="Základní_20_text"><text:span text:style-name="T17">.</text:span></text:span></text:p>
      <text:p text:style-name="P6"><text:span text:style-name="Podnadpis"><text:span text:style-name="T1">Rozšíření pole</text:span></text:span></text:p>
      <text:p text:style-name="P4"><text:span text:style-name="Základní_20_text"><text:span text:style-name="T7"/></text:span></text:p>
      <text:p text:style-name="P1"><text:span text:style-name="Základní_20_text"><text:span text:style-name="T49">Je-li </text:span></text:span><text:span text:style-name="Základní_20_text"><text:span text:style-name="T50">L </text:span></text:span><text:span text:style-name="Základní_20_text"><text:span text:style-name="T49">nadpole pole </text:span></text:span><text:span text:style-name="Základní_20_text"><text:span text:style-name="T50">K</text:span></text:span><text:span text:style-name="Základní_20_text"><text:span text:style-name="T49">, potom je </text:span></text:span><text:span text:style-name="Základní_20_text"><text:span text:style-name="T50">L </text:span></text:span><text:span text:style-name="Základní_20_text"><text:span text:style-name="T49">také vektorovým prostorem nad </text:span></text:span><text:span text:style-name="Základní_20_text"><text:span text:style-name="T50">K </text:span></text:span><text:span text:style-name="Základní_20_text"><text:span text:style-name="T49">s operacemi</text:span></text:span></text:p>
      <text:p text:style-name="P3"><text:span text:style-name="Základní_20_text"><text:span text:style-name="T51">a </text:span></text:span><text:span text:style-name="Základní_20_text"><text:span text:style-name="T47">+ </text:span></text:span><text:span text:style-name="Základní_20_text"><text:span text:style-name="T51">b . . . </text:span></text:span><text:span text:style-name="Základní_20_text"><text:span text:style-name="T47">součet v </text:span></text:span><text:span text:style-name="Základní_20_text"><text:span text:style-name="T51">L </text:span></text:span><text:span text:style-name="Základní_20_text"><text:span text:style-name="T47">(</text:span></text:span><text:span text:style-name="Základní_20_text"><text:span text:style-name="T51">a, b </text:span></text:span><text:span text:style-name="Základní_20_text"><text:span text:style-name="T52">∈ </text:span></text:span><text:span text:style-name="Základní_20_text"><text:span text:style-name="T51">L</text:span></text:span><text:span text:style-name="Základní_20_text"><text:span text:style-name="T47">),</text:span></text:span></text:p>
      <text:p text:style-name="P3"><text:span text:style-name="Základní_20_text"><text:span text:style-name="T51">λa . . . </text:span></text:span><text:span text:style-name="Základní_20_text"><text:span text:style-name="T47">součin v </text:span></text:span><text:span text:style-name="Základní_20_text"><text:span text:style-name="T51">L </text:span></text:span><text:span text:style-name="Základní_20_text"><text:span text:style-name="T47">(</text:span></text:span><text:span text:style-name="Základní_20_text"><text:span text:style-name="T51">a </text:span></text:span><text:span text:style-name="Základní_20_text"><text:span text:style-name="T52">∈ </text:span></text:span><text:span text:style-name="Základní_20_text"><text:span text:style-name="T51">L</text:span></text:span><text:span text:style-name="Základní_20_text"><text:span text:style-name="T47">, </text:span></text:span><text:span text:style-name="Základní_20_text"><text:span text:style-name="T51">λ </text:span></text:span><text:span text:style-name="Základní_20_text"><text:span text:style-name="T52">∈ </text:span></text:span><text:span text:style-name="Základní_20_text"><text:span text:style-name="T51">K</text:span></text:span><text:span text:style-name="Základní_20_text"><text:span text:style-name="T47">).</text:span></text:span></text:p>
      <text:p text:style-name="P1"><text:span text:style-name="Základní_20_text"><text:span text:style-name="T54">Existuje proto báze vektorového prostoru </text:span></text:span><text:span text:style-name="Základní_20_text"><text:span text:style-name="T51">L </text:span></text:span><text:span text:style-name="Základní_20_text"><text:span text:style-name="T54">nad </text:span></text:span><text:span text:style-name="Základní_20_text"><text:span text:style-name="T51">K</text:span></text:span><text:span text:style-name="Základní_20_text"><text:span text:style-name="T54">. Vztahem dim</text:span></text:span><text:span text:style-name="Základní_20_text"><text:span text:style-name="T41">K</text:span></text:span><text:span text:style-name="Základní_20_text"><text:span text:style-name="T51">L </text:span></text:span><text:span text:style-name="Základní_20_text"><text:span text:style-name="T54">=: [</text:span></text:span><text:span text:style-name="Základní_20_text"><text:span text:style-name="T51">L </text:span></text:span><text:span text:style-name="Základní_20_text"><text:span text:style-name="T54">: </text:span></text:span><text:span text:style-name="Základní_20_text"><text:span text:style-name="T51">K</text:span></text:span><text:span text:style-name="Základní_20_text"><text:span text:style-name="T54">] definujeme tzv. </text:span></text:span><text:span text:style-name="Základní_20_text"><text:span text:style-name="T48">stupeň rozšíření</text:span></text:span><text:span text:style-name="Základní_20_text"><text:span text:style-name="T53"> </text:span></text:span><text:span text:style-name="Základní_20_text"><text:span text:style-name="T51">L </text:span></text:span><text:span text:style-name="Základní_20_text"><text:span text:style-name="T48">pole</text:span></text:span><text:span text:style-name="Základní_20_text"><text:span text:style-name="T53"> </text:span></text:span><text:span text:style-name="Základní_20_text"><text:span text:style-name="T51">K</text:span></text:span><text:span text:style-name="Základní_20_text"><text:span text:style-name="T54">. Je-li [</text:span></text:span><text:span text:style-name="Základní_20_text"><text:span text:style-name="T51">L </text:span></text:span><text:span text:style-name="Základní_20_text"><text:span text:style-name="T54">: </text:span></text:span><text:span text:style-name="Základní_20_text"><text:span text:style-name="T51">K</text:span></text:span><text:span text:style-name="Základní_20_text"><text:span text:style-name="T54">] </text:span></text:span><text:span text:style-name="Základní_20_text"><text:span text:style-name="T51">&lt; </text:span></text:span><text:span text:style-name="Základní_20_text"><text:span text:style-name="T52">∞</text:span></text:span><text:span text:style-name="Základní_20_text"><text:span text:style-name="T54">, pak se </text:span></text:span><text:span text:style-name="Základní_20_text"><text:span text:style-name="T51">L </text:span></text:span><text:span text:style-name="Základní_20_text"><text:span text:style-name="T54">nazývá </text:span></text:span><text:span text:style-name="Základní_20_text"><text:span text:style-name="T48">konečné rozšíření</text:span></text:span><text:span text:style-name="Základní_20_text"><text:span text:style-name="T53"> </text:span></text:span><text:span text:style-name="Základní_20_text"><text:span text:style-name="T54">pole </text:span></text:span><text:span text:style-name="Základní_20_text"><text:span text:style-name="T51">K</text:span></text:span><text:span text:style-name="Základní_20_text"><text:span text:style-name="T54">.</text:span></text:span></text:p>
      <text:p text:style-name="Standard"><text:span text:style-name="Základní_20_text"><text:span text:style-name="T68"/></text:span></text:p>
      <text:p text:style-name="Standard"><text:span text:style-name="Základní_20_text"><text:span text:style-name="T68">Buď </text:span></text:span><text:span text:style-name="Základní_20_text"><text:span text:style-name="T64">L </text:span></text:span><text:span text:style-name="Základní_20_text"><text:span text:style-name="T68">nadpole pole </text:span></text:span><text:span text:style-name="Základní_20_text"><text:span text:style-name="T64">K </text:span></text:span><text:span text:style-name="Základní_20_text"><text:span text:style-name="T68">a </text:span></text:span><text:span text:style-name="Základní_20_text"><text:span text:style-name="T64">α </text:span></text:span><text:span text:style-name="Základní_20_text"><text:span text:style-name="T70">∈ </text:span></text:span><text:span text:style-name="Základní_20_text"><text:span text:style-name="T64">L</text:span></text:span><text:span text:style-name="Základní_20_text"><text:span text:style-name="T68">. </text:span></text:span><text:span text:style-name="Základní_20_text"><text:span text:style-name="T64">α </text:span></text:span><text:span text:style-name="Základní_20_text"><text:span text:style-name="T68">se nazývá </text:span></text:span><text:span text:style-name="Základní_20_text"><text:span text:style-name="T62">algebraický </text:span></text:span><text:span text:style-name="Základní_20_text"><text:span text:style-name="T63">prvek</text:span></text:span><text:span text:style-name="Základní_20_text"><text:span text:style-name="T68"> nad </text:span></text:span><text:span text:style-name="Základní_20_text"><text:span text:style-name="T64">K </text:span></text:span><text:span text:style-name="Základní_20_text"><text:span text:style-name="T68">:</text:span></text:span><text:span text:style-name="Základní_20_text"><text:span text:style-name="T70">⇔∃</text:span></text:span><text:span text:style-name="Základní_20_text"><text:span text:style-name="T64">f</text:span></text:span><text:span text:style-name="Základní_20_text"><text:span text:style-name="T68">(</text:span></text:span><text:span text:style-name="Základní_20_text"><text:span text:style-name="T64">x</text:span></text:span><text:span text:style-name="Základní_20_text"><text:span text:style-name="T68">) </text:span></text:span><text:span text:style-name="Základní_20_text"><text:span text:style-name="T70">∈ </text:span></text:span><text:span text:style-name="Základní_20_text"><text:span text:style-name="T64">K</text:span></text:span><text:span text:style-name="Základní_20_text"><text:span text:style-name="T68">[</text:span></text:span><text:span text:style-name="Základní_20_text"><text:span text:style-name="T64">x</text:span></text:span><text:span text:style-name="Základní_20_text"><text:span text:style-name="T68">] </text:span></text:span><text:span text:style-name="Základní_20_text"><text:span text:style-name="T70">\ {</text:span></text:span><text:span text:style-name="Základní_20_text"><text:span text:style-name="T68">0</text:span></text:span><text:span text:style-name="Základní_20_text"><text:span text:style-name="T70">} </text:span></text:span><text:span text:style-name="Základní_20_text"><text:span text:style-name="T68">: </text:span></text:span><text:span text:style-name="Základní_20_text"><text:span text:style-name="T64">f</text:span></text:span><text:span text:style-name="Základní_20_text"><text:span text:style-name="T68">(</text:span></text:span><text:span text:style-name="Základní_20_text"><text:span text:style-name="T64">α</text:span></text:span><text:span text:style-name="Základní_20_text"><text:span text:style-name="T68">) = 0. </text:span></text:span><text:span text:style-name="Základní_20_text"><text:span text:style-name="T64">α </text:span></text:span><text:span text:style-name="Základní_20_text"><text:span text:style-name="T68">se nazývá </text:span></text:span><text:span text:style-name="Základní_20_text"><text:span text:style-name="T62">transcendentní </text:span></text:span><text:span text:style-name="Základní_20_text"><text:span text:style-name="T63">prvek</text:span></text:span><text:span text:style-name="Základní_20_text"><text:span text:style-name="T68"> nad </text:span></text:span><text:span text:style-name="Základní_20_text"><text:span text:style-name="T64">K </text:span></text:span><text:span text:style-name="Základní_20_text"><text:span text:style-name="T68">:</text:span></text:span><text:span text:style-name="Základní_20_text"><text:span text:style-name="T70">⇔ </text:span></text:span><text:span text:style-name="Základní_20_text"><text:span text:style-name="T80">∄</text:span></text:span><text:span text:style-name="Základní_20_text"><text:span text:style-name="T64">f</text:span></text:span><text:span text:style-name="Základní_20_text"><text:span text:style-name="T68">(</text:span></text:span><text:span text:style-name="Základní_20_text"><text:span text:style-name="T64">x</text:span></text:span><text:span text:style-name="Základní_20_text"><text:span text:style-name="T68">) </text:span></text:span><text:span text:style-name="Základní_20_text"><text:span text:style-name="T70">∈ </text:span></text:span><text:span text:style-name="Základní_20_text"><text:span text:style-name="T64">K</text:span></text:span><text:span text:style-name="Základní_20_text"><text:span text:style-name="T68">[</text:span></text:span><text:span text:style-name="Základní_20_text"><text:span text:style-name="T64">x</text:span></text:span><text:span text:style-name="Základní_20_text"><text:span text:style-name="T68">] </text:span></text:span><text:span text:style-name="Základní_20_text"><text:span text:style-name="T70">\ {</text:span></text:span><text:span text:style-name="Základní_20_text"><text:span text:style-name="T68">0</text:span></text:span><text:span text:style-name="Základní_20_text"><text:span text:style-name="T70">} </text:span></text:span><text:span text:style-name="Základní_20_text"><text:span text:style-name="T68">: </text:span></text:span><text:span text:style-name="Základní_20_text"><text:span text:style-name="T64">f</text:span></text:span><text:span text:style-name="Základní_20_text"><text:span text:style-name="T68">(</text:span></text:span><text:span text:style-name="Základní_20_text"><text:span text:style-name="T64">α</text:span></text:span><text:span text:style-name="Základní_20_text"><text:span text:style-name="T68">) = 0.</text:span></text:span></text:p>
      <text:p text:style-name="Standard"><text:span text:style-name="Základní_20_text"><text:span text:style-name="T68">Příklad:</text:span></text:span></text:p>
      <text:list xml:id="list30359738" text:style-name="L2">
        <text:list-item>
          <text:p text:style-name="P10"><text:span text:style-name="Základní_20_text"><text:span text:style-name="T70">√</text:span></text:span><text:span text:style-name="Základní_20_text"><text:span text:style-name="T68">2 je algebraický prvek nad </text:span></text:span><text:span text:style-name="Základní_20_text"><text:span text:style-name="T6">ℚ</text:span></text:span><text:span text:style-name="Základní_20_text"><text:span text:style-name="T69"> </text:span></text:span><text:span text:style-name="Základní_20_text"><text:span text:style-name="T68">(</text:span></text:span><text:span text:style-name="Základní_20_text"><text:span text:style-name="T64">f</text:span></text:span><text:span text:style-name="Základní_20_text"><text:span text:style-name="T68">(</text:span></text:span><text:span text:style-name="Základní_20_text"><text:span text:style-name="T64">x</text:span></text:span><text:span text:style-name="Základní_20_text"><text:span text:style-name="T68">) = </text:span></text:span><text:span text:style-name="Základní_20_text"><text:span text:style-name="T64">x</text:span></text:span><text:span text:style-name="Základní_20_text"><text:span text:style-name="T55">2</text:span></text:span><text:span text:style-name="Základní_20_text"><text:span text:style-name="T81"> </text:span></text:span><text:span text:style-name="Základní_20_text"><text:span text:style-name="T70">− </text:span></text:span><text:span text:style-name="Základní_20_text"><text:span text:style-name="T68">2, </text:span></text:span><text:span text:style-name="Základní_20_text"><text:span text:style-name="T64">L </text:span></text:span><text:span text:style-name="Základní_20_text"><text:span text:style-name="T68">= </text:span></text:span><text:span text:style-name="Základní_20_text"><text:span text:style-name="T80">ℝ</text:span></text:span><text:span text:style-name="Základní_20_text"><text:span text:style-name="T68">).</text:span></text:span></text:p>
        </text:list-item>
        <text:list-item>
          <text:p text:style-name="P10"><text:span text:style-name="Základní_20_text"><text:span text:style-name="T64">i </text:span></text:span><text:span text:style-name="Základní_20_text"><text:span text:style-name="T68">je algebraický prvek nad </text:span></text:span><text:span text:style-name="Základní_20_text"><text:span text:style-name="T80">ℝ </text:span></text:span><text:span text:style-name="Základní_20_text"><text:span text:style-name="T68">(</text:span></text:span><text:span text:style-name="Základní_20_text"><text:span text:style-name="T64">f</text:span></text:span><text:span text:style-name="Základní_20_text"><text:span text:style-name="T68">(</text:span></text:span><text:span text:style-name="Základní_20_text"><text:span text:style-name="T64">x</text:span></text:span><text:span text:style-name="Základní_20_text"><text:span text:style-name="T68">) = </text:span></text:span><text:span text:style-name="Základní_20_text"><text:span text:style-name="T64">x</text:span></text:span><text:span text:style-name="Základní_20_text"><text:span text:style-name="T55">2</text:span></text:span><text:span text:style-name="Základní_20_text"><text:span text:style-name="T81"> </text:span></text:span><text:span text:style-name="Základní_20_text"><text:span text:style-name="T68">+ 1, </text:span></text:span><text:span text:style-name="Základní_20_text"><text:span text:style-name="T64">L </text:span></text:span><text:span text:style-name="Základní_20_text"><text:span text:style-name="T68">= </text:span></text:span><text:span text:style-name="Základní_20_text"><text:span text:style-name="T80">ℂ</text:span></text:span><text:span text:style-name="Základní_20_text"><text:span text:style-name="T68">).</text:span></text:span></text:p>
        </text:list-item>
        <text:list-item>
          <text:p text:style-name="P10"><text:span text:style-name="Základní_20_text"><text:span text:style-name="T64">e, π </text:span></text:span><text:span text:style-name="Základní_20_text"><text:span text:style-name="T68">jsou transcendentní prvky nad </text:span></text:span><text:span text:style-name="Základní_20_text"><text:span text:style-name="T6">ℚ</text:span></text:span><text:span text:style-name="Základní_20_text"><text:span text:style-name="T69"> </text:span></text:span><text:span text:style-name="Základní_20_text"><text:span text:style-name="T68">(bez důkazu).</text:span></text:span></text:p>
        </text:list-item>
      </text:list>
      <text:p text:style-name="Standard"><text:span text:style-name="Základní_20_text"><text:span text:style-name="T68">Je-li </text:span></text:span><text:span text:style-name="Základní_20_text"><text:span text:style-name="T64">L </text:span></text:span><text:span text:style-name="Základní_20_text"><text:span text:style-name="T68">nadpole pole </text:span></text:span><text:span text:style-name="Základní_20_text"><text:span text:style-name="T64">K </text:span></text:span><text:span text:style-name="Základní_20_text"><text:span text:style-name="T68">a </text:span></text:span><text:span text:style-name="Základní_20_text"><text:span text:style-name="T64">S </text:span></text:span><text:span text:style-name="Základní_20_text"><text:span text:style-name="T70">⊆ </text:span></text:span><text:span text:style-name="Základní_20_text"><text:span text:style-name="T64">L</text:span></text:span><text:span text:style-name="Základní_20_text"><text:span text:style-name="T68">, pak definujeme rozšíření </text:span></text:span><text:span text:style-name="Základní_20_text"><text:span text:style-name="T64">K</text:span></text:span><text:span text:style-name="Základní_20_text"><text:span text:style-name="T68">(</text:span></text:span><text:span text:style-name="Základní_20_text"><text:span text:style-name="T64">S</text:span></text:span><text:span text:style-name="Základní_20_text"><text:span text:style-name="T68">) pole </text:span></text:span><text:span text:style-name="Základní_20_text"><text:span text:style-name="T64">K </text:span></text:span><text:span text:style-name="Základní_20_text"><text:span text:style-name="T68">takto:</text:span></text:span></text:p>
      <text:p text:style-name="P3"><text:soft-page-break/><text:span text:style-name="Základní_20_text"><text:span text:style-name="T64">K</text:span></text:span><text:span text:style-name="Základní_20_text"><text:span text:style-name="T82">(</text:span></text:span><text:span text:style-name="Základní_20_text"><text:span text:style-name="T64">S</text:span></text:span><text:span text:style-name="Základní_20_text"><text:span text:style-name="T82">) :=</text:span></text:span><text:span text:style-name="Základní_20_text"><text:span text:style-name="T80">∩</text:span></text:span><text:span text:style-name="Základní_20_text"><text:span text:style-name="T70">{</text:span></text:span><text:span text:style-name="Základní_20_text"><text:span text:style-name="T64">E </text:span></text:span><text:span text:style-name="Základní_20_text"><text:span text:style-name="T70">⊆ </text:span></text:span><text:span text:style-name="Základní_20_text"><text:span text:style-name="T64">L </text:span></text:span><text:span text:style-name="Základní_20_text"><text:span text:style-name="T70">| </text:span></text:span><text:span text:style-name="Základní_20_text"><text:span text:style-name="T64">E </text:span></text:span><text:span text:style-name="Základní_20_text"><text:span text:style-name="T82">je podpole pole </text:span></text:span><text:span text:style-name="Základní_20_text"><text:span text:style-name="T64">L</text:span></text:span><text:span text:style-name="Základní_20_text"><text:span text:style-name="T82">, které obsahuje </text:span></text:span><text:span text:style-name="Základní_20_text"><text:span text:style-name="T64">K </text:span></text:span><text:span text:style-name="Základní_20_text"><text:span text:style-name="T70">∪ </text:span></text:span><text:span text:style-name="Základní_20_text"><text:span text:style-name="T64">S</text:span></text:span><text:span text:style-name="Základní_20_text"><text:span text:style-name="T70">}</text:span></text:span><text:span text:style-name="Základní_20_text"><text:span text:style-name="T64">.</text:span></text:span></text:p>
      <text:p text:style-name="P4"><text:span text:style-name="Základní_20_text"><text:span text:style-name="T68">Je-li </text:span></text:span><text:span text:style-name="Základní_20_text"><text:span text:style-name="T64">S </text:span></text:span><text:span text:style-name="Základní_20_text"><text:span text:style-name="T68">= </text:span></text:span><text:span text:style-name="Základní_20_text"><text:span text:style-name="T70">{</text:span></text:span><text:span text:style-name="Základní_20_text"><text:span text:style-name="T64">u</text:span></text:span><text:span text:style-name="Základní_20_text"><text:span text:style-name="T42">1</text:span></text:span><text:span text:style-name="Základní_20_text"><text:span text:style-name="T64">, . . . , u</text:span></text:span><text:span text:style-name="Základní_20_text"><text:span text:style-name="T43">r</text:span></text:span><text:span text:style-name="Základní_20_text"><text:span text:style-name="T70">} </text:span></text:span><text:span text:style-name="Základní_20_text"><text:span text:style-name="T68">konečné, pak píšeme </text:span></text:span><text:span text:style-name="Základní_20_text"><text:span text:style-name="T64">K</text:span></text:span><text:span text:style-name="Základní_20_text"><text:span text:style-name="T68">(</text:span></text:span><text:span text:style-name="Základní_20_text"><text:span text:style-name="T64">S</text:span></text:span><text:span text:style-name="Základní_20_text"><text:span text:style-name="T68">) =: </text:span></text:span><text:span text:style-name="Základní_20_text"><text:span text:style-name="T64">K</text:span></text:span><text:span text:style-name="Základní_20_text"><text:span text:style-name="T68">(</text:span></text:span><text:span text:style-name="Základní_20_text"><text:span text:style-name="T64">u</text:span></text:span><text:span text:style-name="Základní_20_text"><text:span text:style-name="T42">1</text:span></text:span><text:span text:style-name="Základní_20_text"><text:span text:style-name="T64">, . . . , u</text:span></text:span><text:span text:style-name="Základní_20_text"><text:span text:style-name="T43">r</text:span></text:span><text:span text:style-name="Základní_20_text"><text:span text:style-name="T68">). Je-li speciálně </text:span></text:span><text:span text:style-name="Základní_20_text"><text:span text:style-name="T64">S </text:span></text:span><text:span text:style-name="Základní_20_text"><text:span text:style-name="T68">= </text:span></text:span><text:span text:style-name="Základní_20_text"><text:span text:style-name="T70">{</text:span></text:span><text:span text:style-name="Základní_20_text"><text:span text:style-name="T64">α</text:span></text:span><text:span text:style-name="Základní_20_text"><text:span text:style-name="T70">} </text:span></text:span><text:span text:style-name="Základní_20_text"><text:span text:style-name="T68">jednoprvkové, pak píšeme </text:span></text:span><text:span text:style-name="Základní_20_text"><text:span text:style-name="T64">K</text:span></text:span><text:span text:style-name="Základní_20_text"><text:span text:style-name="T68">(</text:span></text:span><text:span text:style-name="Základní_20_text"><text:span text:style-name="T64">S</text:span></text:span><text:span text:style-name="Základní_20_text"><text:span text:style-name="T68">) =: </text:span></text:span><text:span text:style-name="Základní_20_text"><text:span text:style-name="T64">K</text:span></text:span><text:span text:style-name="Základní_20_text"><text:span text:style-name="T68">(</text:span></text:span><text:span text:style-name="Základní_20_text"><text:span text:style-name="T64">α</text:span></text:span><text:span text:style-name="Základní_20_text"><text:span text:style-name="T68">) („jednoduché rozšiření“ pole </text:span></text:span><text:span text:style-name="Základní_20_text"><text:span text:style-name="T64">K</text:span></text:span><text:span text:style-name="Základní_20_text"><text:span text:style-name="T68">).</text:span></text:span></text:p>
      <text:p text:style-name="P4"><text:span text:style-name="Základní_20_text"><text:span text:style-name="T66"/></text:span></text:p>
      <text:p text:style-name="Heading"><text:span text:style-name="Podnadpis"><text:span text:style-name="T68">Konečná pole</text:span></text:span></text:p>
      <text:p text:style-name="P1"><text:span text:style-name="Základní_20_text"><text:span text:style-name="T68">Buď </text:span></text:span><text:span text:style-name="Základní_20_text"><text:span text:style-name="T64">K </text:span></text:span><text:span text:style-name="Základní_20_text"><text:span text:style-name="T68">konečné pole. Potom platí char</text:span></text:span><text:span text:style-name="Základní_20_text"><text:span text:style-name="T64">K </text:span></text:span><text:span text:style-name="Základní_20_text"><text:span text:style-name="T68">= </text:span></text:span><text:span text:style-name="Základní_20_text"><text:span text:style-name="T64">p </text:span></text:span><text:span text:style-name="Základní_20_text"><text:span text:style-name="T70">∈ </text:span></text:span><text:span text:style-name="Základní_20_text"><text:span text:style-name="T69">P </text:span></text:span><text:span text:style-name="Základní_20_text"><text:span text:style-name="T68">a minimální podpole </text:span></text:span><text:span text:style-name="Základní_20_text"><text:span text:style-name="T64">P </text:span></text:span><text:span text:style-name="Základní_20_text"><text:span text:style-name="T68">pole </text:span></text:span><text:span text:style-name="Základní_20_text"><text:span text:style-name="T64">K </text:span></text:span><text:span text:style-name="Základní_20_text"><text:span text:style-name="T68">je izomorfní se </text:span></text:span><text:span text:style-name="Základní_20_text"><text:span text:style-name="T69">Z</text:span></text:span><text:span text:style-name="Základní_20_text"><text:span text:style-name="T74">p</text:span></text:span><text:span text:style-name="Základní_20_text"><text:span text:style-name="T68">. Protože </text:span></text:span><text:span text:style-name="Základní_20_text"><text:span text:style-name="T64">K </text:span></text:span><text:span text:style-name="Základní_20_text"><text:span text:style-name="T68">je vektorový prostor nad podpolem </text:span></text:span><text:span text:style-name="Základní_20_text"><text:span text:style-name="T64">P</text:span></text:span><text:span text:style-name="Základní_20_text"><text:span text:style-name="T68">, existuje báze </text:span></text:span><text:span text:style-name="Základní_20_text"><text:span text:style-name="T70">{</text:span></text:span><text:span text:style-name="Základní_20_text"><text:span text:style-name="T64">a</text:span></text:span><text:span text:style-name="Základní_20_text"><text:span text:style-name="T81">1</text:span></text:span><text:span text:style-name="Základní_20_text"><text:span text:style-name="T64">, . . . , a</text:span></text:span><text:span text:style-name="Základní_20_text"><text:span text:style-name="T74">n</text:span></text:span><text:span text:style-name="Základní_20_text"><text:span text:style-name="T70">} </text:span></text:span><text:span text:style-name="Základní_20_text"><text:span text:style-name="T68">vektorového prostoru </text:span></text:span><text:span text:style-name="Základní_20_text"><text:span text:style-name="T64">K </text:span></text:span><text:span text:style-name="Základní_20_text"><text:span text:style-name="T68">nad </text:span></text:span><text:span text:style-name="Základní_20_text"><text:span text:style-name="T64">P </text:span></text:span><text:span text:style-name="Základní_20_text"><text:span text:style-name="T68">([</text:span></text:span><text:span text:style-name="Základní_20_text"><text:span text:style-name="T64">K </text:span></text:span><text:span text:style-name="Základní_20_text"><text:span text:style-name="T68">: </text:span></text:span><text:span text:style-name="Základní_20_text"><text:span text:style-name="T64">P</text:span></text:span><text:span text:style-name="Základní_20_text"><text:span text:style-name="T68">] = </text:span></text:span><text:span text:style-name="Základní_20_text"><text:span text:style-name="T64">n </text:span></text:span><text:span text:style-name="Základní_20_text"><text:span text:style-name="T70">∈ </text:span></text:span><text:span text:style-name="Základní_20_text"><text:span text:style-name="T69">N</text:span></text:span><text:span text:style-name="Základní_20_text"><text:span text:style-name="T68">). Proto platí </text:span></text:span><text:span text:style-name="Základní_20_text"><text:span text:style-name="T64">K </text:span></text:span><text:span text:style-name="Základní_20_text"><text:span text:style-name="T68">= </text:span></text:span><text:span text:style-name="Základní_20_text"><text:span text:style-name="T70">{</text:span></text:span><text:span text:style-name="Základní_20_text"><text:span text:style-name="T64">λ</text:span></text:span><text:span text:style-name="Základní_20_text"><text:span text:style-name="T81">1</text:span></text:span><text:span text:style-name="Základní_20_text"><text:span text:style-name="T64">a</text:span></text:span><text:span text:style-name="Základní_20_text"><text:span text:style-name="T81">1 </text:span></text:span><text:span text:style-name="Základní_20_text"><text:span text:style-name="T68">+ ...</text:span></text:span><text:span text:style-name="Základní_20_text"><text:span text:style-name="T70"> </text:span></text:span><text:span text:style-name="Základní_20_text"><text:span text:style-name="T68">+ </text:span></text:span><text:span text:style-name="Základní_20_text"><text:span text:style-name="T64">λ</text:span></text:span><text:span text:style-name="Základní_20_text"><text:span text:style-name="T74">n</text:span></text:span><text:span text:style-name="Základní_20_text"><text:span text:style-name="T64">a</text:span></text:span><text:span text:style-name="Základní_20_text"><text:span text:style-name="T74">n </text:span></text:span><text:span text:style-name="Základní_20_text"><text:span text:style-name="T70">| </text:span></text:span><text:span text:style-name="Základní_20_text"><text:span text:style-name="T64">λ</text:span></text:span><text:span text:style-name="Základní_20_text"><text:span text:style-name="T74">i </text:span></text:span><text:span text:style-name="Základní_20_text"><text:span text:style-name="T70">∈ </text:span></text:span><text:span text:style-name="Základní_20_text"><text:span text:style-name="T64">P</text:span></text:span><text:span text:style-name="Základní_20_text"><text:span text:style-name="T70">} </text:span></text:span><text:span text:style-name="Základní_20_text"><text:span text:style-name="T68">a </text:span></text:span><text:span text:style-name="Základní_20_text"><text:span text:style-name="T70">|</text:span></text:span><text:span text:style-name="Základní_20_text"><text:span text:style-name="T64">K</text:span></text:span><text:span text:style-name="Základní_20_text"><text:span text:style-name="T70">| </text:span></text:span><text:span text:style-name="Základní_20_text"><text:span text:style-name="T68">= </text:span></text:span><text:span text:style-name="Základní_20_text"><text:span text:style-name="T64">p</text:span></text:span><text:span text:style-name="Základní_20_text"><text:span text:style-name="T74">n</text:span></text:span><text:span text:style-name="Základní_20_text"><text:span text:style-name="T68">, neboť každý koeficient </text:span></text:span><text:span text:style-name="Základní_20_text"><text:span text:style-name="T64">λ</text:span></text:span><text:span text:style-name="Základní_20_text"><text:span text:style-name="T74">i </text:span></text:span><text:span text:style-name="Základní_20_text"><text:span text:style-name="T68">lze zvolit </text:span></text:span><text:span text:style-name="Základní_20_text"><text:span text:style-name="T70">|</text:span></text:span><text:span text:style-name="Základní_20_text"><text:span text:style-name="T64">P</text:span></text:span><text:span text:style-name="Základní_20_text"><text:span text:style-name="T70">| </text:span></text:span><text:span text:style-name="Základní_20_text"><text:span text:style-name="T68">= </text:span></text:span><text:span text:style-name="Základní_20_text"><text:span text:style-name="T64">p </text:span></text:span><text:span text:style-name="Základní_20_text"><text:span text:style-name="T68">způsoby.</text:span></text:span></text:p>
      <text:p text:style-name="P1"><text:span text:style-name="Základní_20_text"><text:span text:style-name="T68"/></text:span></text:p>
      <text:p text:style-name="P1"><text:span text:style-name="Základní_20_text"><text:span text:style-name="T66">Při určování konečného pole </text:span></text:span><text:span text:style-name="Základní_20_text"><text:span text:style-name="T61">K </text:span></text:span><text:span text:style-name="Základní_20_text"><text:span text:style-name="T66">takového, že </text:span></text:span><text:span text:style-name="Základní_20_text"><text:span text:style-name="T67">|</text:span></text:span><text:span text:style-name="Základní_20_text"><text:span text:style-name="T61">K</text:span></text:span><text:span text:style-name="Základní_20_text"><text:span text:style-name="T67">| </text:span></text:span><text:span text:style-name="Základní_20_text"><text:span text:style-name="T66">= </text:span></text:span><text:span text:style-name="Základní_20_text"><text:span text:style-name="T61">p</text:span></text:span><text:span text:style-name="Základní_20_text"><text:span text:style-name="T71">n </text:span></text:span><text:span text:style-name="Základní_20_text"><text:span text:style-name="T66">(</text:span></text:span><text:span text:style-name="Základní_20_text"><text:span text:style-name="T61">p </text:span></text:span><text:span text:style-name="Základní_20_text"><text:span text:style-name="T67">∈ </text:span></text:span><text:span text:style-name="Základní_20_text"><text:span text:style-name="T65">P</text:span></text:span><text:span text:style-name="Základní_20_text"><text:span text:style-name="T66">, </text:span></text:span><text:span text:style-name="Základní_20_text"><text:span text:style-name="T61">n </text:span></text:span><text:span text:style-name="Základní_20_text"><text:span text:style-name="T67">∈ </text:span></text:span><text:span text:style-name="Základní_20_text"><text:span text:style-name="T65">N</text:span></text:span><text:span text:style-name="Základní_20_text"><text:span text:style-name="T66">), tj. při sestavování</text:span></text:span></text:p>
      <text:p text:style-name="P8">tabulek jeho operací, lze postupovat následujícícm způsobem:</text:p>
      <text:list xml:id="list30352260" text:style-name="L3">
        <text:list-item>
          <text:p text:style-name="P9"><text:span text:style-name="Základní_20_text"><text:span text:style-name="T82">Za minimální podpole pole </text:span></text:span><text:span text:style-name="Základní_20_text"><text:span text:style-name="T64">K </text:span></text:span><text:span text:style-name="Základní_20_text"><text:span text:style-name="T82">se vezme </text:span></text:span><text:span text:style-name="Základní_20_text"><text:span text:style-name="T6">ℤ</text:span></text:span><text:span text:style-name="Základní_20_text"><text:span text:style-name="T43">p</text:span></text:span><text:span text:style-name="Základní_20_text"><text:span text:style-name="T82">.</text:span></text:span></text:p>
        </text:list-item>
        <text:list-item>
          <text:p text:style-name="P9"><text:span text:style-name="Základní_20_text"><text:span text:style-name="T82">Určí se normovaný ireducibilní polynom </text:span></text:span><text:span text:style-name="Základní_20_text"><text:span text:style-name="T64">q</text:span></text:span><text:span text:style-name="Základní_20_text"><text:span text:style-name="T82">(</text:span></text:span><text:span text:style-name="Základní_20_text"><text:span text:style-name="T64">x</text:span></text:span><text:span text:style-name="Základní_20_text"><text:span text:style-name="T82">) </text:span></text:span><text:span text:style-name="Základní_20_text"><text:span text:style-name="T70">∈ </text:span></text:span><text:span text:style-name="Základní_20_text"><text:span text:style-name="T6">ℤ</text:span></text:span><text:span text:style-name="Základní_20_text"><text:span text:style-name="T43">p</text:span></text:span><text:span text:style-name="Základní_20_text"><text:span text:style-name="T82">[</text:span></text:span><text:span text:style-name="Základní_20_text"><text:span text:style-name="T64">x</text:span></text:span><text:span text:style-name="Základní_20_text"><text:span text:style-name="T82">], kde grad </text:span></text:span><text:span text:style-name="Základní_20_text"><text:span text:style-name="T64">q</text:span></text:span><text:span text:style-name="Základní_20_text"><text:span text:style-name="T82">(</text:span></text:span><text:span text:style-name="Základní_20_text"><text:span text:style-name="T64">x</text:span></text:span><text:span text:style-name="Základní_20_text"><text:span text:style-name="T82">) = </text:span></text:span><text:span text:style-name="Základní_20_text"><text:span text:style-name="T64">n </text:span></text:span><text:span text:style-name="Základní_20_text"><text:span text:style-name="T82">(konečným počtem kroků).</text:span></text:span></text:p>
        </text:list-item>
        <text:list-item>
          <text:p text:style-name="P9"><text:span text:style-name="Základní_20_text"><text:span text:style-name="T82">Zkonstruuje se </text:span></text:span><text:span text:style-name="Základní_20_text"><text:span text:style-name="T6">ℤ</text:span></text:span><text:span text:style-name="Základní_20_text"><text:span text:style-name="T43">p</text:span></text:span><text:span text:style-name="Základní_20_text"><text:span text:style-name="T82">[</text:span></text:span><text:span text:style-name="Základní_20_text"><text:span text:style-name="T64">x</text:span></text:span><text:span text:style-name="Základní_20_text"><text:span text:style-name="T82">] </text:span></text:span><text:span text:style-name="Základní_20_text"><text:span text:style-name="T64">/ </text:span></text:span><text:span text:style-name="Základní_20_text"><text:span text:style-name="T82">(</text:span></text:span><text:span text:style-name="Základní_20_text"><text:span text:style-name="T64">q</text:span></text:span><text:span text:style-name="Základní_20_text"><text:span text:style-name="T82">(</text:span></text:span><text:span text:style-name="Základní_20_text"><text:span text:style-name="T64">x</text:span></text:span><text:span text:style-name="Základní_20_text"><text:span text:style-name="T82">)), což je hledané pole </text:span></text:span><text:span text:style-name="Základní_20_text"><text:span text:style-name="T64">K</text:span></text:span><text:span text:style-name="Základní_20_text"><text:span text:style-name="T82">.</text:span></text:span></text:p>
        </text:list-item>
      </text:list>
      <text:p text:style-name="P2"><text:span text:style-name="Základní_20_text"><text:span text:style-name="T82"/></text:span></text:p>
      <text:p text:style-name="P2"><text:span text:style-name="Základní_20_text"><text:span text:style-name="T64">Platí, že α </text:span></text:span><text:span text:style-name="Základní_20_text"><text:span text:style-name="T82">:= </text:span></text:span><text:span text:style-name="Základní_20_text"><text:span text:style-name="T64">x </text:span></text:span><text:span text:style-name="Základní_20_text"><text:span text:style-name="T82">+ (</text:span></text:span><text:span text:style-name="Základní_20_text"><text:span text:style-name="T64">q</text:span></text:span><text:span text:style-name="Základní_20_text"><text:span text:style-name="T82">(</text:span></text:span><text:span text:style-name="Základní_20_text"><text:span text:style-name="T64">x</text:span></text:span><text:span text:style-name="Základní_20_text"><text:span text:style-name="T82">)) je (po vnoření </text:span></text:span><text:span text:style-name="Základní_20_text"><text:span text:style-name="T69">Z</text:span></text:span><text:span text:style-name="Základní_20_text"><text:span text:style-name="T74">p</text:span></text:span><text:span text:style-name="Základní_20_text"><text:span text:style-name="T82">) kořenem polynomu </text:span></text:span><text:span text:style-name="Základní_20_text"><text:span text:style-name="T64">q</text:span></text:span><text:span text:style-name="Základní_20_text"><text:span text:style-name="T82">(</text:span></text:span><text:span text:style-name="Základní_20_text"><text:span text:style-name="T64">x</text:span></text:span><text:span text:style-name="Základní_20_text"><text:span text:style-name="T82">). Toto </text:span></text:span><text:span text:style-name="Základní_20_text"><text:span text:style-name="T64">α </text:span></text:span><text:span text:style-name="Základní_20_text"><text:span text:style-name="T82">však nemusí být vždy primitivním prvkem </text:span></text:span><text:span text:style-name="Základní_20_text"><text:span text:style-name="T64">K</text:span></text:span><text:span text:style-name="Základní_20_text"><text:span text:style-name="T82">. </text:span></text:span><text:span text:style-name="Základní_20_text"><text:span text:style-name="T64">α </text:span></text:span><text:span text:style-name="Základní_20_text"><text:span text:style-name="T82">je primitivní prvek </text:span></text:span><text:span text:style-name="Základní_20_text"><text:span text:style-name="T70">⇔ </text:span></text:span><text:span text:style-name="Základní_20_text"><text:span text:style-name="T64">α</text:span></text:span><text:span text:style-name="Základní_20_text"><text:span text:style-name="T56">r</text:span></text:span><text:span text:style-name="Základní_20_text"><text:span text:style-name="T74"> </text:span></text:span><text:span text:style-name="Základní_20_text"><text:span text:style-name="T83">≠</text:span></text:span><text:span text:style-name="Základní_20_text"><text:span text:style-name="T82"> 1 pro 0 </text:span></text:span><text:span text:style-name="Základní_20_text"><text:span text:style-name="T64">&lt; r &lt; </text:span></text:span><text:span text:style-name="Základní_20_text"><text:span text:style-name="T70">|</text:span></text:span><text:span text:style-name="Základní_20_text"><text:span text:style-name="T64">K</text:span></text:span><text:span text:style-name="Základní_20_text"><text:span text:style-name="T70">|−</text:span></text:span><text:span text:style-name="Základní_20_text"><text:span text:style-name="T82">1 = </text:span></text:span><text:span text:style-name="Základní_20_text"><text:span text:style-name="T64">p</text:span></text:span><text:span text:style-name="Základní_20_text"><text:span text:style-name="T56">n</text:span></text:span><text:span text:style-name="Základní_20_text"><text:span text:style-name="T74"> </text:span></text:span><text:span text:style-name="Základní_20_text"><text:span text:style-name="T70">−</text:span></text:span><text:span text:style-name="Základní_20_text"><text:span text:style-name="T82">1 </text:span></text:span><text:span text:style-name="Základní_20_text"><text:span text:style-name="T70">⇔ </text:span></text:span><text:span text:style-name="Základní_20_text"><text:span text:style-name="T64">α </text:span></text:span><text:span text:style-name="Základní_20_text"><text:span text:style-name="T82">není kořenem </text:span></text:span><text:span text:style-name="Základní_20_text"><text:span text:style-name="T64">x</text:span></text:span><text:span text:style-name="Základní_20_text"><text:span text:style-name="T56">r</text:span></text:span><text:span text:style-name="Základní_20_text"><text:span text:style-name="T74"> </text:span></text:span><text:span text:style-name="Základní_20_text"><text:span text:style-name="T70">−</text:span></text:span><text:span text:style-name="Základní_20_text"><text:span text:style-name="T82">1 pro 0 </text:span></text:span><text:span text:style-name="Základní_20_text"><text:span text:style-name="T64">&lt; r &lt; p</text:span></text:span><text:span text:style-name="Základní_20_text"><text:span text:style-name="T74">n </text:span></text:span><text:span text:style-name="Základní_20_text"><text:span text:style-name="T70">− </text:span></text:span><text:span text:style-name="Základní_20_text"><text:span text:style-name="T82">1 </text:span></text:span><text:span text:style-name="Základní_20_text"><text:span text:style-name="T70">⇔ </text:span></text:span><text:span text:style-name="Základní_20_text"><text:span text:style-name="T64">q</text:span></text:span><text:span text:style-name="Základní_20_text"><text:span text:style-name="T82">(</text:span></text:span><text:span text:style-name="Základní_20_text"><text:span text:style-name="T64">x</text:span></text:span><text:span text:style-name="Základní_20_text"><text:span text:style-name="T82">) </text:span></text:span><text:span text:style-name="Základní_20_text"><text:span text:style-name="T80">∤</text:span></text:span><text:span text:style-name="Základní_20_text"><text:span text:style-name="T64">x</text:span></text:span><text:span text:style-name="Základní_20_text"><text:span text:style-name="T56">r</text:span></text:span><text:span text:style-name="Základní_20_text"><text:span text:style-name="T74"> </text:span></text:span><text:span text:style-name="Základní_20_text"><text:span text:style-name="T70">− </text:span></text:span><text:span text:style-name="Základní_20_text"><text:span text:style-name="T82">1 pro 0 </text:span></text:span><text:span text:style-name="Základní_20_text"><text:span text:style-name="T64">&lt; r &lt; p</text:span></text:span><text:span text:style-name="Základní_20_text"><text:span text:style-name="T57">n</text:span></text:span><text:span text:style-name="Základní_20_text"><text:span text:style-name="T74"> </text:span></text:span><text:span text:style-name="Základní_20_text"><text:span text:style-name="T70">− </text:span></text:span><text:span text:style-name="Základní_20_text"><text:span text:style-name="T82">1.</text:span></text:span></text:p>
      <text:p text:style-name="P5"><text:span text:style-name="Základní_20_text"><text:span text:style-name="T68">Ireducibilní polynomy </text:span></text:span><text:span text:style-name="Základní_20_text"><text:span text:style-name="T82">q</text:span></text:span><text:span text:style-name="Základní_20_text"><text:span text:style-name="T68">(</text:span></text:span><text:span text:style-name="Základní_20_text"><text:span text:style-name="T82">x</text:span></text:span><text:span text:style-name="Základní_20_text"><text:span text:style-name="T68">) s touto vlastností se nazývají </text:span></text:span><text:span text:style-name="Základní_20_text"><text:span text:style-name="T73">primitivní polynomy.</text:span></text:span></text:p>
      <text:p text:style-name="P5"><text:span text:style-name="Základní_20_text"><text:span text:style-name="T62">Příklad:</text:span></text:span></text:p>
      <text:p text:style-name="P5"><text:span text:style-name="Základní_20_text"><text:span text:style-name="T36">Určení GF(9) = GF(3</text:span></text:span><text:span text:style-name="Základní_20_text"><text:span text:style-name="T58">2</text:span></text:span><text:span text:style-name="Základní_20_text"><text:span text:style-name="T36">): Vezmeme </text:span></text:span><text:span text:style-name="Základní_20_text"><text:span text:style-name="T6">ℤ</text:span></text:span><text:span text:style-name="Základní_20_text"><text:span text:style-name="T45">3</text:span></text:span><text:span text:style-name="Základní_20_text"><text:span text:style-name="T38"> </text:span></text:span><text:span text:style-name="Základní_20_text"><text:span text:style-name="T36">= </text:span></text:span><text:span text:style-name="Základní_20_text"><text:span text:style-name="T39">{</text:span></text:span><text:span text:style-name="Základní_20_text"><text:span text:style-name="T36">0</text:span></text:span><text:span text:style-name="Základní_20_text"><text:span text:style-name="T35">, </text:span></text:span><text:span text:style-name="Základní_20_text"><text:span text:style-name="T36">1</text:span></text:span><text:span text:style-name="Základní_20_text"><text:span text:style-name="T35">, </text:span></text:span><text:span text:style-name="Základní_20_text"><text:span text:style-name="T36">2</text:span></text:span><text:span text:style-name="Základní_20_text"><text:span text:style-name="T39">} </text:span></text:span><text:span text:style-name="Základní_20_text"><text:span text:style-name="T36">za minimální pole. Polynom </text:span></text:span><text:span text:style-name="Základní_20_text"><text:span text:style-name="T35">x</text:span></text:span><text:span text:style-name="Základní_20_text"><text:span text:style-name="T58">2</text:span></text:span><text:span text:style-name="Základní_20_text"><text:span text:style-name="T38"> </text:span></text:span><text:span text:style-name="Základní_20_text"><text:span text:style-name="T39">− </text:span></text:span><text:span text:style-name="Základní_20_text"><text:span text:style-name="T35">x </text:span></text:span><text:span text:style-name="Základní_20_text"><text:span text:style-name="T39">− </text:span></text:span><text:span text:style-name="Základní_20_text"><text:span text:style-name="T36">1 </text:span></text:span><text:span text:style-name="Základní_20_text"><text:span text:style-name="T39">∈ </text:span></text:span><text:span text:style-name="Základní_20_text"><text:span text:style-name="T6">ℤ</text:span></text:span><text:span text:style-name="Základní_20_text"><text:span text:style-name="T45">3</text:span></text:span><text:span text:style-name="Základní_20_text"><text:span text:style-name="T36">[</text:span></text:span><text:span text:style-name="Základní_20_text"><text:span text:style-name="T35">x</text:span></text:span><text:span text:style-name="Základní_20_text"><text:span text:style-name="T36">] je ireducibilní, protože nemá v </text:span></text:span><text:span text:style-name="Základní_20_text"><text:span text:style-name="T6">ℤ</text:span></text:span><text:span text:style-name="Základní_20_text"><text:span text:style-name="T45">3</text:span></text:span><text:span text:style-name="Základní_20_text"><text:span text:style-name="T38"> </text:span></text:span><text:span text:style-name="Základní_20_text"><text:span text:style-name="T36">žádný kořen. Proto máme </text:span></text:span><text:span text:style-name="Základní_20_text"><text:span text:style-name="T6">ℤ</text:span></text:span><text:span text:style-name="Základní_20_text"><text:span text:style-name="T45">3</text:span></text:span><text:span text:style-name="Základní_20_text"><text:span text:style-name="T36">[</text:span></text:span><text:span text:style-name="Základní_20_text"><text:span text:style-name="T35">x</text:span></text:span><text:span text:style-name="Základní_20_text"><text:span text:style-name="T36">]</text:span></text:span><text:span text:style-name="Základní_20_text"><text:span text:style-name="T35">/</text:span></text:span><text:span text:style-name="Základní_20_text"><text:span text:style-name="T36">(</text:span></text:span><text:span text:style-name="Základní_20_text"><text:span text:style-name="T35">x</text:span></text:span><text:span text:style-name="Základní_20_text"><text:span text:style-name="T58">2</text:span></text:span><text:span text:style-name="Základní_20_text"><text:span text:style-name="T38"> </text:span></text:span><text:span text:style-name="Základní_20_text"><text:span text:style-name="T39">−</text:span></text:span><text:span text:style-name="Základní_20_text"><text:span text:style-name="T35">x</text:span></text:span><text:span text:style-name="Základní_20_text"><text:span text:style-name="T39">−</text:span></text:span><text:span text:style-name="Základní_20_text"><text:span text:style-name="T36">1) </text:span></text:span><text:span text:style-name="Základní_20_text"><text:span text:style-name="T40">≅</text:span></text:span><text:span text:style-name="Základní_20_text"><text:span text:style-name="T6">ℤ</text:span></text:span><text:span text:style-name="Základní_20_text"><text:span text:style-name="T45">3</text:span></text:span><text:span text:style-name="Základní_20_text"><text:span text:style-name="T36">(</text:span></text:span><text:span text:style-name="Základní_20_text"><text:span text:style-name="T35">α</text:span></text:span><text:span text:style-name="Základní_20_text"><text:span text:style-name="T36">) = GF(9), přičemž platí </text:span></text:span><text:span text:style-name="Základní_20_text"><text:span text:style-name="T35">α</text:span></text:span><text:span text:style-name="Základní_20_text"><text:span text:style-name="T58">2</text:span></text:span><text:span text:style-name="Základní_20_text"><text:span text:style-name="T38"> </text:span></text:span><text:span text:style-name="Základní_20_text"><text:span text:style-name="T36">= </text:span></text:span><text:span text:style-name="Základní_20_text"><text:span text:style-name="T35">α</text:span></text:span><text:span text:style-name="Základní_20_text"><text:span text:style-name="T36">+1. Platí [GF(9) : </text:span></text:span><text:span text:style-name="Základní_20_text"><text:span text:style-name="T6">ℤ</text:span></text:span><text:span text:style-name="Základní_20_text"><text:span text:style-name="T45">3</text:span></text:span><text:span text:style-name="Základní_20_text"><text:span text:style-name="T36">] = 2 a tím je zadaná báze </text:span></text:span><text:span text:style-name="Základní_20_text"><text:span text:style-name="T39">{</text:span></text:span><text:span text:style-name="Základní_20_text"><text:span text:style-name="T36">1</text:span></text:span><text:span text:style-name="Základní_20_text"><text:span text:style-name="T35">, α</text:span></text:span><text:span text:style-name="Základní_20_text"><text:span text:style-name="T39">}</text:span></text:span><text:span text:style-name="Základní_20_text"><text:span text:style-name="T36">. Spočítáme nyní v bázi </text:span></text:span><text:span text:style-name="Základní_20_text"><text:span text:style-name="T39">{</text:span></text:span><text:span text:style-name="Základní_20_text"><text:span text:style-name="T36">1</text:span></text:span><text:span text:style-name="Základní_20_text"><text:span text:style-name="T35">, α</text:span></text:span><text:span text:style-name="Základní_20_text"><text:span text:style-name="T39">} </text:span></text:span><text:span text:style-name="Základní_20_text"><text:span text:style-name="T36">prvky GF(9) i s jejich souřadnicemi v bázi:</text:span></text:span></text:p>
      <text:p text:style-name="P5"><draw:frame draw:style-name="fr1" draw:name="obrázky3" text:anchor-type="paragraph" svg:width="9.008cm" svg:height="6.897cm" draw:z-index="2"><draw:image xlink:href="Pictures/2000000900003C8300002E51457F8047.svm" xlink:type="simple" xlink:show="embed" xlink:actuate="onLoad"/></draw:frame><text:span text:style-name="Základní_20_text"><text:span text:style-name="T36"/></text:span></text:p>
      <text:p text:style-name="P5"><text:span text:style-name="Základní_20_text"><text:span text:style-name="T36"/></text:span></text:p>
      <text:p text:style-name="P5"><text:span text:style-name="Základní_20_text"><text:span text:style-name="T36"/></text:span></text:p>
      <text:p text:style-name="P5"><text:span text:style-name="Základní_20_text"><text:span text:style-name="T36"/></text:span></text:p>
      <text:p text:style-name="P5"><text:span text:style-name="Základní_20_text"><text:span text:style-name="T36"/></text:span></text:p>
      <text:p text:style-name="P5"><text:span text:style-name="Základní_20_text"><text:span text:style-name="T36"/></text:span></text:p>
      <text:p text:style-name="P5"><text:span text:style-name="Základní_20_text"><text:span text:style-name="T36"/></text:span></text:p>
      <text:p text:style-name="P5"><text:span text:style-name="Základní_20_text"><text:span text:style-name="T36"/></text:span></text:p>
      <text:p text:style-name="P5"><text:span text:style-name="Základní_20_text"><text:span text:style-name="T36"/></text:span></text:p>
      <text:p text:style-name="P5"><text:span text:style-name="Základní_20_text"><text:span text:style-name="T36"/></text:span></text:p>
      <text:p text:style-name="P5"><text:span text:style-name="Základní_20_text"><text:span text:style-name="T36"/></text:span></text:p>
      <text:p text:style-name="P5"><text:span text:style-name="Základní_20_text"><text:span text:style-name="T36"/></text:span></text:p>
      <text:p text:style-name="P5"><text:span text:style-name="Základní_20_text"><text:span text:style-name="T36"/></text:span></text:p>
      <text:p text:style-name="P5"><text:span text:style-name="Základní_20_text"><text:span text:style-name="T36"/></text:span></text:p>
      <text:p text:style-name="P5"><text:span text:style-name="Základní_20_text"><text:span text:style-name="T36">Praktický postup: </text:span></text:span></text:p>
      <text:list xml:id="list30367921" text:style-name="L4">
        <text:list-item>
          <text:p text:style-name="P11"><text:span text:style-name="Základní_20_text"><text:span text:style-name="T36">Zvolíme normovaný ireducibilní polynom </text:span></text:span><text:span text:style-name="Základní_20_text"><text:span text:style-name="T37">q</text:span></text:span><text:span text:style-name="Základní_20_text"><text:span text:style-name="T36">(</text:span></text:span><text:span text:style-name="Základní_20_text"><text:span text:style-name="T37">x</text:span></text:span><text:span text:style-name="Základní_20_text"><text:span text:style-name="T36">) </text:span></text:span><text:span text:style-name="Základní_20_text"><text:span text:style-name="T39">∈ </text:span></text:span><text:span text:style-name="Základní_20_text"><text:span text:style-name="T6">ℤ</text:span></text:span><text:span text:style-name="Základní_20_text"><text:span text:style-name="T45">p</text:span></text:span><text:span text:style-name="Základní_20_text"><text:span text:style-name="T36">[</text:span></text:span><text:span text:style-name="Základní_20_text"><text:span text:style-name="T37">x</text:span></text:span><text:span text:style-name="Základní_20_text"><text:span text:style-name="T36">] stupně </text:span></text:span><text:span text:style-name="Základní_20_text"><text:span text:style-name="T37">n</text:span></text:span><text:span text:style-name="Základní_20_text"><text:span text:style-name="T36">. Nechť </text:span></text:span><text:span text:style-name="Základní_20_text"><text:span text:style-name="T68">např. </text:span></text:span><text:span text:style-name="Základní_20_text"><text:span text:style-name="T64">q</text:span></text:span><text:span text:style-name="Základní_20_text"><text:span text:style-name="T68">(</text:span></text:span><text:span text:style-name="Základní_20_text"><text:span text:style-name="T64">x</text:span></text:span><text:span text:style-name="Základní_20_text"><text:span text:style-name="T68">) = </text:span></text:span><text:span text:style-name="Základní_20_text"><text:span text:style-name="T64">x</text:span></text:span><text:span text:style-name="Základní_20_text"><text:span text:style-name="T43">n</text:span></text:span><text:span text:style-name="Základní_20_text"><text:span text:style-name="T74"> </text:span></text:span><text:span text:style-name="Základní_20_text"><text:span text:style-name="T70">− </text:span></text:span><text:span text:style-name="Základní_20_text"><text:span text:style-name="T64">a</text:span></text:span><text:span text:style-name="Základní_20_text"><text:span text:style-name="T43">n</text:span></text:span><text:span text:style-name="Základní_20_text"><text:span text:style-name="T46">−</text:span></text:span><text:span text:style-name="Základní_20_text"><text:span text:style-name="T42">1</text:span></text:span><text:span text:style-name="Základní_20_text"><text:span text:style-name="T64">x</text:span></text:span><text:span text:style-name="Základní_20_text"><text:span text:style-name="T43">n</text:span></text:span><text:span text:style-name="Základní_20_text"><text:span text:style-name="T46">−</text:span></text:span><text:span text:style-name="Základní_20_text"><text:span text:style-name="T42">1</text:span></text:span><text:span text:style-name="Základní_20_text"><text:span text:style-name="T81"> </text:span></text:span><text:span text:style-name="Základní_20_text"><text:span text:style-name="T70">− ... − </text:span></text:span><text:span text:style-name="Základní_20_text"><text:span text:style-name="T64">a</text:span></text:span><text:span text:style-name="Základní_20_text"><text:span text:style-name="T42">1</text:span></text:span><text:span text:style-name="Základní_20_text"><text:span text:style-name="T64">x </text:span></text:span><text:span text:style-name="Základní_20_text"><text:span text:style-name="T70">− </text:span></text:span><text:span text:style-name="Základní_20_text"><text:span text:style-name="T64">a</text:span></text:span><text:span text:style-name="Základní_20_text"><text:span text:style-name="T42">0</text:span></text:span><text:span text:style-name="Základní_20_text"><text:span text:style-name="T68">, kde </text:span></text:span><text:span text:style-name="Základní_20_text"><text:span text:style-name="T64">a</text:span></text:span><text:span text:style-name="Základní_20_text"><text:span text:style-name="T43">i</text:span></text:span><text:span text:style-name="Základní_20_text"><text:span text:style-name="T74"> </text:span></text:span><text:span text:style-name="Základní_20_text"><text:span text:style-name="T70">∈ </text:span></text:span><text:span text:style-name="Základní_20_text"><text:span text:style-name="T6">ℤ</text:span></text:span><text:span text:style-name="Základní_20_text"><text:span text:style-name="T45">p</text:span></text:span><text:span text:style-name="Základní_20_text"><text:span text:style-name="T68">.</text:span></text:span></text:p>
        </text:list-item>
        <text:list-item>
          <text:p text:style-name="P12"><text:span text:style-name="Základní_20_text"><text:span text:style-name="T68">Položíme </text:span></text:span><text:span text:style-name="Základní_20_text"><text:span text:style-name="T64">q</text:span></text:span><text:span text:style-name="Základní_20_text"><text:span text:style-name="T68">(</text:span></text:span><text:span text:style-name="Základní_20_text"><text:span text:style-name="T64">α</text:span></text:span><text:span text:style-name="Základní_20_text"><text:span text:style-name="T68">) = 0 a uvažujeme bázi </text:span></text:span><text:span text:style-name="Základní_20_text"><text:span text:style-name="T70">{</text:span></text:span><text:span text:style-name="Základní_20_text"><text:span text:style-name="T68">1</text:span></text:span><text:span text:style-name="Základní_20_text"><text:span text:style-name="T64">, α, . . . , α</text:span></text:span><text:span text:style-name="Základní_20_text"><text:span text:style-name="T43">n</text:span></text:span><text:span text:style-name="Základní_20_text"><text:span text:style-name="T46">−</text:span></text:span><text:span text:style-name="Základní_20_text"><text:span text:style-name="T42">1</text:span></text:span><text:span text:style-name="Základní_20_text"><text:span text:style-name="T70">} </text:span></text:span><text:span text:style-name="Základní_20_text"><text:span text:style-name="T68">vektorového prostoru GF(</text:span></text:span><text:span text:style-name="Základní_20_text"><text:span text:style-name="T64">p</text:span></text:span><text:span text:style-name="Základní_20_text"><text:span text:style-name="T43">n</text:span></text:span><text:span text:style-name="Základní_20_text"><text:span text:style-name="T68">) nad </text:span></text:span><text:span text:style-name="Základní_20_text"><text:span text:style-name="T6">ℤ</text:span></text:span><text:span text:style-name="Základní_20_text"><text:span text:style-name="T45">p</text:span></text:span><text:span text:style-name="Základní_20_text"><text:span text:style-name="T68">. Spočítáme použitím </text:span></text:span><text:span text:style-name="Základní_20_text"><text:span text:style-name="T64">q</text:span></text:span><text:span text:style-name="Základní_20_text"><text:span text:style-name="T68">(</text:span></text:span><text:span text:style-name="Základní_20_text"><text:span text:style-name="T64">α</text:span></text:span><text:span text:style-name="Základní_20_text"><text:span text:style-name="T68">) = 0 (tj. </text:span></text:span><text:span text:style-name="Základní_20_text"><text:span text:style-name="T64">α</text:span></text:span><text:span text:style-name="Základní_20_text"><text:span text:style-name="T43">n</text:span></text:span><text:span text:style-name="Základní_20_text"><text:span text:style-name="T74"> </text:span></text:span><text:span text:style-name="Základní_20_text"><text:span text:style-name="T68">= </text:span></text:span><text:span text:style-name="Základní_20_text"><text:span text:style-name="T64">a</text:span></text:span><text:span text:style-name="Základní_20_text"><text:span text:style-name="T42">0</text:span></text:span><text:span text:style-name="Základní_20_text"><text:span text:style-name="T81"> </text:span></text:span><text:span text:style-name="Základní_20_text"><text:span text:style-name="T68">+ </text:span></text:span><text:span text:style-name="Základní_20_text"><text:span text:style-name="T64">a</text:span></text:span><text:span text:style-name="Základní_20_text"><text:span text:style-name="T42">1</text:span></text:span><text:span text:style-name="Základní_20_text"><text:span text:style-name="T64">α </text:span></text:span><text:span text:style-name="Základní_20_text"><text:span text:style-name="T68">+ </text:span></text:span><text:span text:style-name="Základní_20_text"><text:span text:style-name="T70">· · · </text:span></text:span><text:span text:style-name="Základní_20_text"><text:span text:style-name="T68">+ </text:span></text:span><text:span text:style-name="Základní_20_text"><text:span text:style-name="T64">a</text:span></text:span><text:span text:style-name="Základní_20_text"><text:span text:style-name="T43">n</text:span></text:span><text:span text:style-name="Základní_20_text"><text:span text:style-name="T46">−</text:span></text:span><text:span text:style-name="Základní_20_text"><text:span text:style-name="T42">1</text:span></text:span><text:span text:style-name="Základní_20_text"><text:span text:style-name="T64">α</text:span></text:span><text:span text:style-name="Základní_20_text"><text:span text:style-name="T43">n</text:span></text:span><text:span text:style-name="Základní_20_text"><text:span text:style-name="T46">−</text:span></text:span><text:span text:style-name="Základní_20_text"><text:span text:style-name="T42">1</text:span></text:span><text:span text:style-name="Základní_20_text"><text:span text:style-name="T68">) mocniny </text:span></text:span><text:span text:style-name="Základní_20_text"><text:span text:style-name="T64">α</text:span></text:span><text:span text:style-name="Základní_20_text"><text:span text:style-name="T68">. Platí-li <text:line-break/></text:span></text:span><text:span text:style-name="Základní_20_text"><text:span text:style-name="T64">α</text:span></text:span><text:span text:style-name="Základní_20_text"><text:span text:style-name="T56">(p^</text:span></text:span><text:span text:style-name="Základní_20_text"><text:span text:style-name="T60">n)</text:span></text:span><text:span text:style-name="Základní_20_text"><text:span text:style-name="T59">−</text:span></text:span><text:span text:style-name="Základní_20_text"><text:span text:style-name="T55">1</text:span></text:span><text:span text:style-name="Základní_20_text"><text:span text:style-name="T81"> </text:span></text:span><text:span text:style-name="Základní_20_text"><text:span text:style-name="T68">= 1 (tj., </text:span></text:span><text:span text:style-name="Základní_20_text"><text:span text:style-name="T64">α</text:span></text:span><text:span text:style-name="Základní_20_text"><text:span text:style-name="T56">j</text:span></text:span><text:span text:style-name="Základní_20_text"><text:span text:style-name="T74"> </text:span></text:span><text:span text:style-name="Základní_20_text"><text:span text:style-name="T83">≠</text:span></text:span><text:span text:style-name="Základní_20_text"><text:span text:style-name="T68"> 1 pro 1 </text:span></text:span><text:span text:style-name="Základní_20_text"><text:span text:style-name="T70">≤ </text:span></text:span><text:span text:style-name="Základní_20_text"><text:span text:style-name="T64">j &lt; p</text:span></text:span><text:span text:style-name="Základní_20_text"><text:span text:style-name="T56">n</text:span></text:span><text:span text:style-name="Základní_20_text"><text:span text:style-name="T74"> </text:span></text:span><text:span text:style-name="Základní_20_text"><text:span text:style-name="T70">− </text:span></text:span><text:span text:style-name="Základní_20_text"><text:span text:style-name="T68">1), je zvolený polynom </text:span></text:span><text:span text:style-name="Základní_20_text"><text:span text:style-name="T64">q</text:span></text:span><text:span text:style-name="Základní_20_text"><text:span text:style-name="T68">(</text:span></text:span><text:span text:style-name="Základní_20_text"><text:span text:style-name="T64">x</text:span></text:span><text:span text:style-name="Základní_20_text"><text:span text:style-name="T68">) primitivní. Jinak učiníme další pokus s novým polynomem </text:span></text:span><text:span text:style-name="Základní_20_text"><text:span text:style-name="T64">q</text:span></text:span><text:span text:style-name="Základní_20_text"><text:span text:style-name="T68">(</text:span></text:span><text:span text:style-name="Základní_20_text"><text:span text:style-name="T64">x</text:span></text:span><text:span text:style-name="Základní_20_text"><text:span text:style-name="T68">)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MMI10" svg:font-family="CMMI10"/>
    <style:font-face style:name="CMMI6" svg:font-family="CMMI6"/>
    <style:font-face style:name="CMMI8" svg:font-family="CMMI8"/>
    <style:font-face style:name="CMSY10" svg:font-family="CMSY10"/>
    <style:font-face style:name="CMSY8" svg:font-family="CMSY8"/>
    <style:font-face style:name="Cambria Math1" svg:font-family="'Cambria Math'"/>
    <style:font-face style:name="Cambria Math" svg:font-family="'Cambria Math'" style:font-adornments="Běžné"/>
    <style:font-face style:name="MSBM10" svg:font-family="MSBM10"/>
    <style:font-face style:name="Mangal1" svg:font-family="Mangal"/>
    <style:font-face style:name="OpenSymbol" svg:font-family="OpenSymbol"/>
    <style:font-face style:name="csr10" svg:font-family="csr10"/>
    <style:font-face style:name="csr8" svg:font-family="csr8"/>
    <style:font-face style:name="csti10" svg:font-family="csti10"/>
    <style:font-face style:name="Times New Roman1" svg:font-family="'Times New Roman'" style:font-family-generic="roman"/>
    <style:font-face style:name="Cambria" svg:font-family="Cambria, Cambri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mbria2" svg:font-family="Cambria" style:font-family-generic="roman" style:font-pitch="variable"/>
    <style:font-face style:name="Cambria1" svg:font-family="Cambria" style:font-adornments="Běžné" style:font-family-generic="roman" style:font-pitch="variable"/>
    <style:font-face style:name="Georgia" svg:font-family="Georgia" style:font-adornments="kurzív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mbria" fo:font-size="12pt" style:font-name-asian="Cambria" style:font-size-asian="12pt" style:font-name-complex="Cambria" style:font-size-complex="12pt"/>
    </style:style>
    <style:style style:name="Řádkování" style:family="paragraph" style:parent-style-name="Text">
      <style:paragraph-properties fo:line-height="0.499cm" fo:background-color="transparent">
        <style:background-image/>
      </style:paragraph-properties>
      <style:text-properties fo:font-style="normal"/>
    </style:style>
    <style:style style:name="Text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Emphasis" style:family="text">
      <style:text-properties fo:font-style="italic" style:font-size-asian="10.5pt" style:font-style-asian="italic" style:font-style-complex="italic"/>
    </style:style>
    <style:style style:name="Nadpis" style:family="text" style:parent-style-name="Emphasis">
      <style:text-properties fo:color="#666666" style:font-name="Georgia" fo:font-size="24pt" fo:background-color="transparent" style:font-size-asian="10.5pt"/>
    </style:style>
    <style:style style:name="Podnadpis" style:family="text" style:parent-style-name="Nadpis">
      <style:text-properties fo:color="#000000" fo:font-size="16.1000003814697pt" fo:font-style="normal" fo:font-weight="bold" style:font-size-asian="10.5pt"/>
    </style:style>
    <style:style style:name="User_20_Entry" style:display-name="User Entry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Základní_20_text" style:display-name="Základní text" style:family="text">
      <style:text-properties style:font-name="Cambria1" fo:font-size="12p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6T12:13:53.04</meta:creation-date>
    <meta:generator>LibreOffice/3.5$Windows_x86 LibreOffice_project/235ab8a-3802056-4a8fed3-2d66ea8-e241b80</meta:generator>
    <dc:date>2012-05-23T10:24:07.25</dc:date>
    <meta:editing-duration>PT12H18M7S</meta:editing-duration>
    <meta:editing-cycles>20</meta:editing-cycles>
    <meta:printed-by>Tomáš Lokaj</meta:printed-by>
    <meta:print-date>2012-05-23T10:23:58.97</meta:print-date>
    <dc:creator>Tomáš Lokaj</dc:creator>
    <meta:document-statistic meta:table-count="0" meta:image-count="3" meta:object-count="0" meta:page-count="2" meta:paragraph-count="39" meta:word-count="769" meta:character-count="2702" meta:non-whitespace-character-count="2867"/>
  </office:meta>
</office:document-meta>
</file>